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.47214">
            <text:p>4.47214</text:p>
          </table:table-cell>
          <table:table-cell/>
          <table:table-cell>
            <draw:frame table:end-cell-address="Sheet1.M28" table:end-x="0.0398in" table:end-y="0.0626in" draw:z-index="0" draw:style-name="gr1" svg:width="6.2992in" svg:height="4.8445in" svg:x="0.8528in" svg:y="0in">
              <draw:object draw:notify-on-update-of-ranges="Sheet1.A1:Sheet1.A161 Sheet1.B1:Sheet1.B1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56508">
            <text:p>4.56508</text:p>
          </table:table-cell>
          <table:table-cell table:number-columns-repeated="2"/>
        </table:table-row>
        <table:table-row table:style-name="ro1">
          <table:table-cell office:value-type="float" office:value="0.0199692">
            <text:p>0.0199692</text:p>
          </table:table-cell>
          <table:table-cell office:value-type="float" office:value="0.399001">
            <text:p>0.399001</text:p>
          </table:table-cell>
          <table:table-cell office:value-type="float" office:value="4.64713">
            <text:p>4.64713</text:p>
          </table:table-cell>
          <table:table-cell table:number-columns-repeated="2"/>
        </table:table-row>
        <table:table-row table:style-name="ro1">
          <table:table-cell office:value-type="float" office:value="0.0790781">
            <text:p>0.0790781</text:p>
          </table:table-cell>
          <table:table-cell office:value-type="float" office:value="0.590066">
            <text:p>0.590066</text:p>
          </table:table-cell>
          <table:table-cell office:value-type="float" office:value="4.69916">
            <text:p>4.69916</text:p>
          </table:table-cell>
          <table:table-cell table:number-columns-repeated="2"/>
        </table:table-row>
        <table:table-row table:style-name="ro1">
          <table:table-cell office:value-type="float" office:value="0.187535">
            <text:p>0.187535</text:p>
          </table:table-cell>
          <table:table-cell office:value-type="float" office:value="0.758106">
            <text:p>0.758106</text:p>
          </table:table-cell>
          <table:table-cell office:value-type="float" office:value="4.70553">
            <text:p>4.70553</text:p>
          </table:table-cell>
          <table:table-cell table:number-columns-repeated="2"/>
        </table:table-row>
        <table:table-row table:style-name="ro1">
          <table:table-cell office:value-type="float" office:value="0.332216">
            <text:p>0.332216</text:p>
          </table:table-cell>
          <table:table-cell office:value-type="float" office:value="0.89619">
            <text:p>0.89619</text:p>
          </table:table-cell>
          <table:table-cell office:value-type="float" office:value="4.67339">
            <text:p>4.67339</text:p>
          </table:table-cell>
          <table:table-cell table:number-columns-repeated="2"/>
        </table:table-row>
        <table:table-row table:style-name="ro1">
          <table:table-cell office:value-type="float" office:value="0.502139">
            <text:p>0.502139</text:p>
          </table:table-cell>
          <table:table-cell office:value-type="float" office:value="1.00167">
            <text:p>1.00167</text:p>
          </table:table-cell>
          <table:table-cell office:value-type="float" office:value="4.60924">
            <text:p>4.60924</text:p>
          </table:table-cell>
          <table:table-cell table:number-columns-repeated="2"/>
        </table:table-row>
        <table:table-row table:style-name="ro1">
          <table:table-cell office:value-type="float" office:value="0.688444">
            <text:p>0.688444</text:p>
          </table:table-cell>
          <table:table-cell office:value-type="float" office:value="1.07441">
            <text:p>1.07441</text:p>
          </table:table-cell>
          <table:table-cell office:value-type="float" office:value="4.51867">
            <text:p>4.51867</text:p>
          </table:table-cell>
          <table:table-cell table:number-columns-repeated="2"/>
        </table:table-row>
        <table:table-row table:style-name="ro1">
          <table:table-cell office:value-type="float" office:value="0.884134">
            <text:p>0.884134</text:p>
          </table:table-cell>
          <table:table-cell office:value-type="float" office:value="1.1157">
            <text:p>1.1157</text:p>
          </table:table-cell>
          <table:table-cell office:value-type="float" office:value="4.40638">
            <text:p>4.40638</text:p>
          </table:table-cell>
          <table:table-cell table:number-columns-repeated="2"/>
        </table:table-row>
        <table:table-row table:style-name="ro1">
          <table:table-cell office:value-type="float" office:value="1.08378">
            <text:p>1.08378</text:p>
          </table:table-cell>
          <table:table-cell office:value-type="float" office:value="1.12766">
            <text:p>1.12766</text:p>
          </table:table-cell>
          <table:table-cell office:value-type="float" office:value="4.27629">
            <text:p>4.27629</text:p>
          </table:table-cell>
          <table:table-cell table:number-columns-repeated="2"/>
        </table:table-row>
        <table:table-row table:style-name="ro1">
          <table:table-cell office:value-type="float" office:value="1.28322">
            <text:p>1.28322</text:p>
          </table:table-cell>
          <table:table-cell office:value-type="float" office:value="1.11279">
            <text:p>1.11279</text:p>
          </table:table-cell>
          <table:table-cell office:value-type="float" office:value="4.13163">
            <text:p>4.13163</text:p>
          </table:table-cell>
          <table:table-cell table:number-columns-repeated="2"/>
        </table:table-row>
        <table:table-row table:style-name="ro1">
          <table:table-cell office:value-type="float" office:value="1.47937">
            <text:p>1.47937</text:p>
          </table:table-cell>
          <table:table-cell office:value-type="float" office:value="1.07374">
            <text:p>1.07374</text:p>
          </table:table-cell>
          <table:table-cell office:value-type="float" office:value="3.9751">
            <text:p>3.9751</text:p>
          </table:table-cell>
          <table:table-cell table:number-columns-repeated="2"/>
        </table:table-row>
        <table:table-row table:style-name="ro1">
          <table:table-cell office:value-type="float" office:value="1.66997">
            <text:p>1.66997</text:p>
          </table:table-cell>
          <table:table-cell office:value-type="float" office:value="1.01315">
            <text:p>1.01315</text:p>
          </table:table-cell>
          <table:table-cell office:value-type="float" office:value="3.80895">
            <text:p>3.80895</text:p>
          </table:table-cell>
          <table:table-cell table:number-columns-repeated="2"/>
        </table:table-row>
        <table:table-row table:style-name="ro1">
          <table:table-cell office:value-type="float" office:value="1.85351">
            <text:p>1.85351</text:p>
          </table:table-cell>
          <table:table-cell office:value-type="float" office:value="0.93368">
            <text:p>0.93368</text:p>
          </table:table-cell>
          <table:table-cell office:value-type="float" office:value="3.63509">
            <text:p>3.63509</text:p>
          </table:table-cell>
          <table:table-cell table:number-columns-repeated="2"/>
        </table:table-row>
        <table:table-row table:style-name="ro1">
          <table:table-cell office:value-type="float" office:value="2.02933">
            <text:p>2.02933</text:p>
          </table:table-cell>
          <table:table-cell office:value-type="float" office:value="0.838355">
            <text:p>0.838355</text:p>
          </table:table-cell>
          <table:table-cell office:value-type="float" office:value="3.4554">
            <text:p>3.4554</text:p>
          </table:table-cell>
          <table:table-cell table:number-columns-repeated="2"/>
        </table:table-row>
        <table:table-row table:style-name="ro1">
          <table:table-cell office:value-type="float" office:value="2.19725">
            <text:p>2.19725</text:p>
          </table:table-cell>
          <table:table-cell office:value-type="float" office:value="0.72972">
            <text:p>0.72972</text:p>
          </table:table-cell>
          <table:table-cell office:value-type="float" office:value="3.27128">
            <text:p>3.27128</text:p>
          </table:table-cell>
          <table:table-cell table:number-columns-repeated="2"/>
        </table:table-row>
        <table:table-row table:style-name="ro1">
          <table:table-cell office:value-type="float" office:value="2.35738">
            <text:p>2.35738</text:p>
          </table:table-cell>
          <table:table-cell office:value-type="float" office:value="0.609895">
            <text:p>0.609895</text:p>
          </table:table-cell>
          <table:table-cell office:value-type="float" office:value="3.08379">
            <text:p>3.08379</text:p>
          </table:table-cell>
          <table:table-cell table:number-columns-repeated="2"/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0.480633">
            <text:p>0.480633</text:p>
          </table:table-cell>
          <table:table-cell office:value-type="float" office:value="2.89372">
            <text:p>2.89372</text:p>
          </table:table-cell>
          <table:table-cell table:number-columns-repeated="2"/>
        </table:table-row>
        <table:table-row table:style-name="ro1">
          <table:table-cell office:value-type="float" office:value="2.65547">
            <text:p>2.65547</text:p>
          </table:table-cell>
          <table:table-cell office:value-type="float" office:value="0.34338">
            <text:p>0.34338</text:p>
          </table:table-cell>
          <table:table-cell office:value-type="float" office:value="2.7017">
            <text:p>2.7017</text:p>
          </table:table-cell>
          <table:table-cell table:number-columns-repeated="2"/>
        </table:table-row>
        <table:table-row table:style-name="ro1">
          <table:table-cell office:value-type="float" office:value="2.7942">
            <text:p>2.7942</text:p>
          </table:table-cell>
          <table:table-cell office:value-type="float" office:value="0.199323">
            <text:p>0.199323</text:p>
          </table:table-cell>
          <table:table-cell office:value-type="float" office:value="2.50818">
            <text:p>2.50818</text:p>
          </table:table-cell>
          <table:table-cell table:number-columns-repeated="2"/>
        </table:table-row>
        <table:table-row table:style-name="ro1">
          <table:table-cell office:value-type="float" office:value="2.92662">
            <text:p>2.92662</text:p>
          </table:table-cell>
          <table:table-cell office:value-type="float" office:value="0.0494362">
            <text:p>0.0494362</text:p>
          </table:table-cell>
          <table:table-cell office:value-type="float" office:value="2.31351">
            <text:p>2.31351</text:p>
          </table:table-cell>
          <table:table-cell table:number-columns-repeated="2"/>
        </table:table-row>
        <table:table-row table:style-name="ro1">
          <table:table-cell office:value-type="float" office:value="3.05311">
            <text:p>3.05311</text:p>
          </table:table-cell>
          <table:table-cell office:value-type="float" office:value="-0.105483">
            <text:p>-0.105483</text:p>
          </table:table-cell>
          <table:table-cell office:value-type="float" office:value="2.11797">
            <text:p>2.11797</text:p>
          </table:table-cell>
          <table:table-cell table:number-columns-repeated="2"/>
        </table:table-row>
        <table:table-row table:style-name="ro1">
          <table:table-cell office:value-type="float" office:value="3.17404">
            <text:p>3.17404</text:p>
          </table:table-cell>
          <table:table-cell office:value-type="float" office:value="-0.264781">
            <text:p>-0.264781</text:p>
          </table:table-cell>
          <table:table-cell office:value-type="float" office:value="1.92177">
            <text:p>1.92177</text:p>
          </table:table-cell>
          <table:table-cell table:number-columns-repeated="2"/>
        </table:table-row>
        <table:table-row table:style-name="ro1">
          <table:table-cell office:value-type="float" office:value="3.28973">
            <text:p>3.28973</text:p>
          </table:table-cell>
          <table:table-cell office:value-type="float" office:value="-0.427927">
            <text:p>-0.427927</text:p>
          </table:table-cell>
          <table:table-cell office:value-type="float" office:value="1.72508">
            <text:p>1.72508</text:p>
          </table:table-cell>
          <table:table-cell table:number-columns-repeated="2"/>
        </table:table-row>
        <table:table-row table:style-name="ro1">
          <table:table-cell office:value-type="float" office:value="3.40044">
            <text:p>3.40044</text:p>
          </table:table-cell>
          <table:table-cell office:value-type="float" office:value="-0.594491">
            <text:p>-0.594491</text:p>
          </table:table-cell>
          <table:table-cell office:value-type="float" office:value="1.52805">
            <text:p>1.52805</text:p>
          </table:table-cell>
          <table:table-cell table:number-columns-repeated="2"/>
        </table:table-row>
        <table:table-row table:style-name="ro1">
          <table:table-cell office:value-type="float" office:value="3.50637">
            <text:p>3.50637</text:p>
          </table:table-cell>
          <table:table-cell office:value-type="float" office:value="-0.764131">
            <text:p>-0.764131</text:p>
          </table:table-cell>
          <table:table-cell office:value-type="float" office:value="1.3308">
            <text:p>1.3308</text:p>
          </table:table-cell>
          <table:table-cell table:number-columns-repeated="2"/>
        </table:table-row>
        <table:table-row table:style-name="ro1">
          <table:table-cell office:value-type="float" office:value="3.60767">
            <text:p>3.60767</text:p>
          </table:table-cell>
          <table:table-cell office:value-type="float" office:value="-0.936582">
            <text:p>-0.936582</text:p>
          </table:table-cell>
          <table:table-cell office:value-type="float" office:value="1.13348">
            <text:p>1.13348</text:p>
          </table:table-cell>
          <table:table-cell table:number-columns-repeated="2"/>
        </table:table-row>
        <table:table-row table:style-name="ro1">
          <table:table-cell office:value-type="float" office:value="3.70437">
            <text:p>3.70437</text:p>
          </table:table-cell>
          <table:table-cell office:value-type="float" office:value="-1.11165">
            <text:p>-1.11165</text:p>
          </table:table-cell>
          <table:table-cell office:value-type="float" office:value="0.936249">
            <text:p>0.936249</text:p>
          </table:table-cell>
          <table:table-cell table:number-columns-repeated="2"/>
        </table:table-row>
        <table:table-row table:style-name="ro1">
          <table:table-cell office:value-type="float" office:value="3.7964">
            <text:p>3.7964</text:p>
          </table:table-cell>
          <table:table-cell office:value-type="float" office:value="-1.28922">
            <text:p>-1.28922</text:p>
          </table:table-cell>
          <table:table-cell office:value-type="float" office:value="2.21114">
            <text:p>2.21114</text:p>
          </table:table-cell>
          <table:table-cell table:number-columns-repeated="2"/>
        </table:table-row>
        <table:table-row table:style-name="ro1">
          <table:table-cell office:value-type="float" office:value="3.88353">
            <text:p>3.88353</text:p>
          </table:table-cell>
          <table:table-cell office:value-type="float" office:value="-1.46924">
            <text:p>-1.46924</text:p>
          </table:table-cell>
          <table:table-cell office:value-type="float" office:value="2.3888">
            <text:p>2.3888</text:p>
          </table:table-cell>
          <table:table-cell table:number-columns-repeated="2"/>
        </table:table-row>
        <table:table-row table:style-name="ro1">
          <table:table-cell office:value-type="float" office:value="3.94706">
            <text:p>3.94706</text:p>
          </table:table-cell>
          <table:table-cell office:value-type="float" office:value="-1.65888">
            <text:p>-1.65888</text:p>
          </table:table-cell>
          <table:table-cell office:value-type="float" office:value="2.55792">
            <text:p>2.55792</text:p>
          </table:table-cell>
          <table:table-cell table:number-columns-repeated="2"/>
        </table:table-row>
        <table:table-row table:style-name="ro1">
          <table:table-cell office:value-type="float" office:value="3.96619">
            <text:p>3.96619</text:p>
          </table:table-cell>
          <table:table-cell office:value-type="float" office:value="-1.85797">
            <text:p>-1.85797</text:p>
          </table:table-cell>
          <table:table-cell office:value-type="float" office:value="2.70517">
            <text:p>2.70517</text:p>
          </table:table-cell>
          <table:table-cell table:number-columns-repeated="2"/>
        </table:table-row>
        <table:table-row table:style-name="ro1">
          <table:table-cell office:value-type="float" office:value="3.92027">
            <text:p>3.92027</text:p>
          </table:table-cell>
          <table:table-cell office:value-type="float" office:value="-2.05262">
            <text:p>-2.05262</text:p>
          </table:table-cell>
          <table:table-cell office:value-type="float" office:value="2.81082">
            <text:p>2.81082</text:p>
          </table:table-cell>
          <table:table-cell table:number-columns-repeated="2"/>
        </table:table-row>
        <table:table-row table:style-name="ro1">
          <table:table-cell office:value-type="float" office:value="3.80759">
            <text:p>3.80759</text:p>
          </table:table-cell>
          <table:table-cell office:value-type="float" office:value="-2.21786">
            <text:p>-2.21786</text:p>
          </table:table-cell>
          <table:table-cell office:value-type="float" office:value="2.86117">
            <text:p>2.86117</text:p>
          </table:table-cell>
          <table:table-cell table:number-columns-repeated="2"/>
        </table:table-row>
        <table:table-row table:style-name="ro1">
          <table:table-cell office:value-type="float" office:value="3.64945">
            <text:p>3.64945</text:p>
          </table:table-cell>
          <table:table-cell office:value-type="float" office:value="-2.3403">
            <text:p>-2.3403</text:p>
          </table:table-cell>
          <table:table-cell office:value-type="float" office:value="2.86317">
            <text:p>2.86317</text:p>
          </table:table-cell>
          <table:table-cell table:number-columns-repeated="2"/>
        </table:table-row>
        <table:table-row table:style-name="ro1">
          <table:table-cell office:value-type="float" office:value="3.46435">
            <text:p>3.46435</text:p>
          </table:table-cell>
          <table:table-cell office:value-type="float" office:value="-2.41604">
            <text:p>-2.41604</text:p>
          </table:table-cell>
          <table:table-cell office:value-type="float" office:value="2.82516">
            <text:p>2.82516</text:p>
          </table:table-cell>
          <table:table-cell table:number-columns-repeated="2"/>
        </table:table-row>
        <table:table-row table:style-name="ro1">
          <table:table-cell office:value-type="float" office:value="3.26668">
            <text:p>3.26668</text:p>
          </table:table-cell>
          <table:table-cell office:value-type="float" office:value="-2.44651">
            <text:p>-2.44651</text:p>
          </table:table-cell>
          <table:table-cell office:value-type="float" office:value="2.75497">
            <text:p>2.75497</text:p>
          </table:table-cell>
          <table:table-cell table:number-columns-repeated="2"/>
        </table:table-row>
        <table:table-row table:style-name="ro1">
          <table:table-cell office:value-type="float" office:value="3.06697">
            <text:p>3.06697</text:p>
          </table:table-cell>
          <table:table-cell office:value-type="float" office:value="-2.43584">
            <text:p>-2.43584</text:p>
          </table:table-cell>
          <table:table-cell office:value-type="float" office:value="2.65927">
            <text:p>2.65927</text:p>
          </table:table-cell>
          <table:table-cell table:number-columns-repeated="2"/>
        </table:table-row>
        <table:table-row table:style-name="ro1">
          <table:table-cell office:value-type="float" office:value="2.87248">
            <text:p>2.87248</text:p>
          </table:table-cell>
          <table:table-cell office:value-type="float" office:value="-2.38921">
            <text:p>-2.38921</text:p>
          </table:table-cell>
          <table:table-cell office:value-type="float" office:value="2.54353">
            <text:p>2.54353</text:p>
          </table:table-cell>
          <table:table-cell table:number-columns-repeated="2"/>
        </table:table-row>
        <table:table-row table:style-name="ro1">
          <table:table-cell office:value-type="float" office:value="2.68801">
            <text:p>2.68801</text:p>
          </table:table-cell>
          <table:table-cell office:value-type="float" office:value="-2.31192">
            <text:p>-2.31192</text:p>
          </table:table-cell>
          <table:table-cell office:value-type="float" office:value="2.41213">
            <text:p>2.41213</text:p>
          </table:table-cell>
          <table:table-cell table:number-columns-repeated="2"/>
        </table:table-row>
        <table:table-row table:style-name="ro1">
          <table:table-cell office:value-type="float" office:value="2.51657">
            <text:p>2.51657</text:p>
          </table:table-cell>
          <table:table-cell office:value-type="float" office:value="-2.20894">
            <text:p>-2.20894</text:p>
          </table:table-cell>
          <table:table-cell office:value-type="float" office:value="2.26853">
            <text:p>2.26853</text:p>
          </table:table-cell>
          <table:table-cell table:number-columns-repeated="2"/>
        </table:table-row>
        <table:table-row table:style-name="ro1">
          <table:table-cell office:value-type="float" office:value="2.35987">
            <text:p>2.35987</text:p>
          </table:table-cell>
          <table:table-cell office:value-type="float" office:value="-2.08465">
            <text:p>-2.08465</text:p>
          </table:table-cell>
          <table:table-cell office:value-type="float" office:value="2.11549">
            <text:p>2.11549</text:p>
          </table:table-cell>
          <table:table-cell table:number-columns-repeated="2"/>
        </table:table-row>
        <table:table-row table:style-name="ro1">
          <table:table-cell office:value-type="float" office:value="2.21881">
            <text:p>2.21881</text:p>
          </table:table-cell>
          <table:table-cell office:value-type="float" office:value="-1.94288">
            <text:p>-1.94288</text:p>
          </table:table-cell>
          <table:table-cell office:value-type="float" office:value="1.95516">
            <text:p>1.95516</text:p>
          </table:table-cell>
          <table:table-cell table:number-columns-repeated="2"/>
        </table:table-row>
        <table:table-row table:style-name="ro1">
          <table:table-cell office:value-type="float" office:value="2.0937">
            <text:p>2.0937</text:p>
          </table:table-cell>
          <table:table-cell office:value-type="float" office:value="-1.78684">
            <text:p>-1.78684</text:p>
          </table:table-cell>
          <table:table-cell office:value-type="float" office:value="1.78929">
            <text:p>1.78929</text:p>
          </table:table-cell>
          <table:table-cell table:number-columns-repeated="2"/>
        </table:table-row>
        <table:table-row table:style-name="ro1">
          <table:table-cell office:value-type="float" office:value="1.98457">
            <text:p>1.98457</text:p>
          </table:table-cell>
          <table:table-cell office:value-type="float" office:value="-1.61924">
            <text:p>-1.61924</text:p>
          </table:table-cell>
          <table:table-cell office:value-type="float" office:value="1.61931">
            <text:p>1.61931</text:p>
          </table:table-cell>
          <table:table-cell table:number-columns-repeated="2"/>
        </table:table-row>
        <table:table-row table:style-name="ro1">
          <table:table-cell office:value-type="float" office:value="1.89127">
            <text:p>1.89127</text:p>
          </table:table-cell>
          <table:table-cell office:value-type="float" office:value="-1.44233">
            <text:p>-1.44233</text:p>
          </table:table-cell>
          <table:table-cell office:value-type="float" office:value="1.44642">
            <text:p>1.44642</text:p>
          </table:table-cell>
          <table:table-cell table:number-columns-repeated="2"/>
        </table:table-row>
        <table:table-row table:style-name="ro1">
          <table:table-cell office:value-type="float" office:value="1.81362">
            <text:p>1.81362</text:p>
          </table:table-cell>
          <table:table-cell office:value-type="float" office:value="-1.25802">
            <text:p>-1.25802</text:p>
          </table:table-cell>
          <table:table-cell office:value-type="float" office:value="1.27175">
            <text:p>1.27175</text:p>
          </table:table-cell>
          <table:table-cell table:number-columns-repeated="2"/>
        </table:table-row>
        <table:table-row table:style-name="ro1">
          <table:table-cell office:value-type="float" office:value="1.7515">
            <text:p>1.7515</text:p>
          </table:table-cell>
          <table:table-cell office:value-type="float" office:value="-1.06791">
            <text:p>-1.06791</text:p>
          </table:table-cell>
          <table:table-cell office:value-type="float" office:value="1.09644">
            <text:p>1.09644</text:p>
          </table:table-cell>
          <table:table-cell table:number-columns-repeated="2"/>
        </table:table-row>
        <table:table-row table:style-name="ro1">
          <table:table-cell office:value-type="float" office:value="1.70498">
            <text:p>1.70498</text:p>
          </table:table-cell>
          <table:table-cell office:value-type="float" office:value="-0.873398">
            <text:p>-0.873398</text:p>
          </table:table-cell>
          <table:table-cell office:value-type="float" office:value="0.921881">
            <text:p>0.921881</text:p>
          </table:table-cell>
          <table:table-cell table:number-columns-repeated="2"/>
        </table:table-row>
        <table:table-row table:style-name="ro1">
          <table:table-cell office:value-type="float" office:value="1.67436">
            <text:p>1.67436</text:p>
          </table:table-cell>
          <table:table-cell office:value-type="float" office:value="-0.675756">
            <text:p>-0.675756</text:p>
          </table:table-cell>
          <table:table-cell office:value-type="float" office:value="7.86616">
            <text:p>7.86616</text:p>
          </table:table-cell>
          <table:table-cell table:number-columns-repeated="2"/>
        </table:table-row>
        <table:table-row table:style-name="ro1">
          <table:table-cell office:value-type="float" office:value="1.66041">
            <text:p>1.66041</text:p>
          </table:table-cell>
          <table:table-cell office:value-type="float" office:value="-0.476243">
            <text:p>-0.476243</text:p>
          </table:table-cell>
          <table:table-cell office:value-type="float" office:value="7.76061">
            <text:p>7.76061</text:p>
          </table:table-cell>
          <table:table-cell table:number-columns-repeated="2"/>
        </table:table-row>
        <table:table-row table:style-name="ro1">
          <table:table-cell office:value-type="float" office:value="1.66432">
            <text:p>1.66432</text:p>
          </table:table-cell>
          <table:table-cell office:value-type="float" office:value="-0.276281">
            <text:p>-0.276281</text:p>
          </table:table-cell>
          <table:table-cell office:value-type="float" office:value="7.64378">
            <text:p>7.64378</text:p>
          </table:table-cell>
          <table:table-cell table:number-columns-repeated="2"/>
        </table:table-row>
        <table:table-row table:style-name="ro1">
          <table:table-cell office:value-type="float" office:value="1.68509">
            <text:p>1.68509</text:p>
          </table:table-cell>
          <table:table-cell office:value-type="float" office:value="-0.0773622">
            <text:p>-0.0773622</text:p>
          </table:table-cell>
          <table:table-cell office:value-type="float" office:value="7.51684">
            <text:p>7.51684</text:p>
          </table:table-cell>
          <table:table-cell table:number-columns-repeated="2"/>
        </table:table-row>
        <table:table-row table:style-name="ro1">
          <table:table-cell office:value-type="float" office:value="1.72168">
            <text:p>1.72168</text:p>
          </table:table-cell>
          <table:table-cell office:value-type="float" office:value="0.119263">
            <text:p>0.119263</text:p>
          </table:table-cell>
          <table:table-cell office:value-type="float" office:value="7.38088">
            <text:p>7.38088</text:p>
          </table:table-cell>
          <table:table-cell table:number-columns-repeated="2"/>
        </table:table-row>
        <table:table-row table:style-name="ro1">
          <table:table-cell office:value-type="float" office:value="1.77304">
            <text:p>1.77304</text:p>
          </table:table-cell>
          <table:table-cell office:value-type="float" office:value="0.312554">
            <text:p>0.312554</text:p>
          </table:table-cell>
          <table:table-cell office:value-type="float" office:value="7.23687">
            <text:p>7.23687</text:p>
          </table:table-cell>
          <table:table-cell table:number-columns-repeated="2"/>
        </table:table-row>
        <table:table-row table:style-name="ro1">
          <table:table-cell office:value-type="float" office:value="1.83815">
            <text:p>1.83815</text:p>
          </table:table-cell>
          <table:table-cell office:value-type="float" office:value="0.501661">
            <text:p>0.501661</text:p>
          </table:table-cell>
          <table:table-cell office:value-type="float" office:value="7.08568">
            <text:p>7.08568</text:p>
          </table:table-cell>
          <table:table-cell table:number-columns-repeated="2"/>
        </table:table-row>
        <table:table-row table:style-name="ro1">
          <table:table-cell office:value-type="float" office:value="1.91598">
            <text:p>1.91598</text:p>
          </table:table-cell>
          <table:table-cell office:value-type="float" office:value="0.685895">
            <text:p>0.685895</text:p>
          </table:table-cell>
          <table:table-cell office:value-type="float" office:value="6.9281">
            <text:p>6.9281</text:p>
          </table:table-cell>
          <table:table-cell table:number-columns-repeated="2"/>
        </table:table-row>
        <table:table-row table:style-name="ro1">
          <table:table-cell office:value-type="float" office:value="2.00556">
            <text:p>2.00556</text:p>
          </table:table-cell>
          <table:table-cell office:value-type="float" office:value="0.864714">
            <text:p>0.864714</text:p>
          </table:table-cell>
          <table:table-cell office:value-type="float" office:value="6.76486">
            <text:p>6.76486</text:p>
          </table:table-cell>
          <table:table-cell table:number-columns-repeated="2"/>
        </table:table-row>
        <table:table-row table:style-name="ro1">
          <table:table-cell office:value-type="float" office:value="2.10594">
            <text:p>2.10594</text:p>
          </table:table-cell>
          <table:table-cell office:value-type="float" office:value="1.0377">
            <text:p>1.0377</text:p>
          </table:table-cell>
          <table:table-cell office:value-type="float" office:value="6.59661">
            <text:p>6.59661</text:p>
          </table:table-cell>
          <table:table-cell table:number-columns-repeated="2"/>
        </table:table-row>
        <table:table-row table:style-name="ro1">
          <table:table-cell office:value-type="float" office:value="2.21622">
            <text:p>2.21622</text:p>
          </table:table-cell>
          <table:table-cell office:value-type="float" office:value="1.20455">
            <text:p>1.20455</text:p>
          </table:table-cell>
          <table:table-cell office:value-type="float" office:value="6.42392">
            <text:p>6.42392</text:p>
          </table:table-cell>
          <table:table-cell table:number-columns-repeated="2"/>
        </table:table-row>
        <table:table-row table:style-name="ro1">
          <table:table-cell office:value-type="float" office:value="2.33555">
            <text:p>2.33555</text:p>
          </table:table-cell>
          <table:table-cell office:value-type="float" office:value="1.36504">
            <text:p>1.36504</text:p>
          </table:table-cell>
          <table:table-cell office:value-type="float" office:value="6.24732">
            <text:p>6.24732</text:p>
          </table:table-cell>
          <table:table-cell table:number-columns-repeated="2"/>
        </table:table-row>
        <table:table-row table:style-name="ro1">
          <table:table-cell office:value-type="float" office:value="2.46313">
            <text:p>2.46313</text:p>
          </table:table-cell>
          <table:table-cell office:value-type="float" office:value="1.51907">
            <text:p>1.51907</text:p>
          </table:table-cell>
          <table:table-cell office:value-type="float" office:value="6.06728">
            <text:p>6.06728</text:p>
          </table:table-cell>
          <table:table-cell table:number-columns-repeated="2"/>
        </table:table-row>
        <table:table-row table:style-name="ro1">
          <table:table-cell office:value-type="float" office:value="2.59821">
            <text:p>2.59821</text:p>
          </table:table-cell>
          <table:table-cell office:value-type="float" office:value="1.66656">
            <text:p>1.66656</text:p>
          </table:table-cell>
          <table:table-cell office:value-type="float" office:value="5.88424">
            <text:p>5.88424</text:p>
          </table:table-cell>
          <table:table-cell table:number-columns-repeated="2"/>
        </table:table-row>
        <table:table-row table:style-name="ro1">
          <table:table-cell office:value-type="float" office:value="2.74008">
            <text:p>2.74008</text:p>
          </table:table-cell>
          <table:table-cell office:value-type="float" office:value="1.80753">
            <text:p>1.80753</text:p>
          </table:table-cell>
          <table:table-cell office:value-type="float" office:value="5.69857">
            <text:p>5.69857</text:p>
          </table:table-cell>
          <table:table-cell table:number-columns-repeated="2"/>
        </table:table-row>
        <table:table-row table:style-name="ro1">
          <table:table-cell office:value-type="float" office:value="2.88808">
            <text:p>2.88808</text:p>
          </table:table-cell>
          <table:table-cell office:value-type="float" office:value="1.94205">
            <text:p>1.94205</text:p>
          </table:table-cell>
          <table:table-cell office:value-type="float" office:value="5.51061">
            <text:p>5.51061</text:p>
          </table:table-cell>
          <table:table-cell table:number-columns-repeated="2"/>
        </table:table-row>
        <table:table-row table:style-name="ro1">
          <table:table-cell office:value-type="float" office:value="3.04162">
            <text:p>3.04162</text:p>
          </table:table-cell>
          <table:table-cell office:value-type="float" office:value="2.07021">
            <text:p>2.07021</text:p>
          </table:table-cell>
          <table:table-cell office:value-type="float" office:value="5.32068">
            <text:p>5.32068</text:p>
          </table:table-cell>
          <table:table-cell table:number-columns-repeated="2"/>
        </table:table-row>
        <table:table-row table:style-name="ro1">
          <table:table-cell office:value-type="float" office:value="3.20013">
            <text:p>3.20013</text:p>
          </table:table-cell>
          <table:table-cell office:value-type="float" office:value="2.19218">
            <text:p>2.19218</text:p>
          </table:table-cell>
          <table:table-cell office:value-type="float" office:value="5.12903">
            <text:p>5.12903</text:p>
          </table:table-cell>
          <table:table-cell table:number-columns-repeated="2"/>
        </table:table-row>
        <table:table-row table:style-name="ro1">
          <table:table-cell office:value-type="float" office:value="3.36309">
            <text:p>3.36309</text:p>
          </table:table-cell>
          <table:table-cell office:value-type="float" office:value="2.30812">
            <text:p>2.30812</text:p>
          </table:table-cell>
          <table:table-cell office:value-type="float" office:value="4.93593">
            <text:p>4.93593</text:p>
          </table:table-cell>
          <table:table-cell table:number-columns-repeated="2"/>
        </table:table-row>
        <table:table-row table:style-name="ro1">
          <table:table-cell office:value-type="float" office:value="3.53004">
            <text:p>3.53004</text:p>
          </table:table-cell>
          <table:table-cell office:value-type="float" office:value="2.41825">
            <text:p>2.41825</text:p>
          </table:table-cell>
          <table:table-cell office:value-type="float" office:value="4.74157">
            <text:p>4.74157</text:p>
          </table:table-cell>
          <table:table-cell table:number-columns-repeated="2"/>
        </table:table-row>
        <table:table-row table:style-name="ro1">
          <table:table-cell office:value-type="float" office:value="3.70053">
            <text:p>3.70053</text:p>
          </table:table-cell>
          <table:table-cell office:value-type="float" office:value="2.5228">
            <text:p>2.5228</text:p>
          </table:table-cell>
          <table:table-cell office:value-type="float" office:value="4.54615">
            <text:p>4.54615</text:p>
          </table:table-cell>
          <table:table-cell table:number-columns-repeated="2"/>
        </table:table-row>
        <table:table-row table:style-name="ro1">
          <table:table-cell office:value-type="float" office:value="3.87419">
            <text:p>3.87419</text:p>
          </table:table-cell>
          <table:table-cell office:value-type="float" office:value="2.62202">
            <text:p>2.62202</text:p>
          </table:table-cell>
          <table:table-cell office:value-type="float" office:value="4.34984">
            <text:p>4.34984</text:p>
          </table:table-cell>
          <table:table-cell table:number-columns-repeated="2"/>
        </table:table-row>
        <table:table-row table:style-name="ro1">
          <table:table-cell office:value-type="float" office:value="4.05065">
            <text:p>4.05065</text:p>
          </table:table-cell>
          <table:table-cell office:value-type="float" office:value="2.71616">
            <text:p>2.71616</text:p>
          </table:table-cell>
          <table:table-cell office:value-type="float" office:value="4.15278">
            <text:p>4.15278</text:p>
          </table:table-cell>
          <table:table-cell table:number-columns-repeated="2"/>
        </table:table-row>
        <table:table-row table:style-name="ro1">
          <table:table-cell office:value-type="float" office:value="4.22958">
            <text:p>4.22958</text:p>
          </table:table-cell>
          <table:table-cell office:value-type="float" office:value="2.80551">
            <text:p>2.80551</text:p>
          </table:table-cell>
          <table:table-cell office:value-type="float" office:value="3.95511">
            <text:p>3.95511</text:p>
          </table:table-cell>
          <table:table-cell table:number-columns-repeated="2"/>
        </table:table-row>
        <table:table-row table:style-name="ro1">
          <table:table-cell office:value-type="float" office:value="4.4107">
            <text:p>4.4107</text:p>
          </table:table-cell>
          <table:table-cell office:value-type="float" office:value="2.89034">
            <text:p>2.89034</text:p>
          </table:table-cell>
          <table:table-cell office:value-type="float" office:value="3.75692">
            <text:p>3.75692</text:p>
          </table:table-cell>
          <table:table-cell table:number-columns-repeated="2"/>
        </table:table-row>
        <table:table-row table:style-name="ro1">
          <table:table-cell office:value-type="float" office:value="4.59372">
            <text:p>4.59372</text:p>
          </table:table-cell>
          <table:table-cell office:value-type="float" office:value="2.97099">
            <text:p>2.97099</text:p>
          </table:table-cell>
          <table:table-cell office:value-type="float" office:value="3.55832">
            <text:p>3.55832</text:p>
          </table:table-cell>
          <table:table-cell table:number-columns-repeated="2"/>
        </table:table-row>
        <table:table-row table:style-name="ro1">
          <table:table-cell office:value-type="float" office:value="4.77832">
            <text:p>4.77832</text:p>
          </table:table-cell>
          <table:table-cell office:value-type="float" office:value="3.04793">
            <text:p>3.04793</text:p>
          </table:table-cell>
          <table:table-cell office:value-type="float" office:value="3.35941">
            <text:p>3.35941</text:p>
          </table:table-cell>
          <table:table-cell table:number-columns-repeated="2"/>
        </table:table-row>
        <table:table-row table:style-name="ro1">
          <table:table-cell office:value-type="float" office:value="4.96427">
            <text:p>4.96427</text:p>
          </table:table-cell>
          <table:table-cell office:value-type="float" office:value="3.12159">
            <text:p>3.12159</text:p>
          </table:table-cell>
          <table:table-cell office:value-type="float" office:value="3.16027">
            <text:p>3.16027</text:p>
          </table:table-cell>
          <table:table-cell table:number-columns-repeated="2"/>
        </table:table-row>
        <table:table-row table:style-name="ro1">
          <table:table-cell office:value-type="float" office:value="5.15135">
            <text:p>5.15135</text:p>
          </table:table-cell>
          <table:table-cell office:value-type="float" office:value="3.19231">
            <text:p>3.19231</text:p>
          </table:table-cell>
          <table:table-cell office:value-type="float" office:value="2.96094">
            <text:p>2.96094</text:p>
          </table:table-cell>
          <table:table-cell table:number-columns-repeated="2"/>
        </table:table-row>
        <table:table-row table:style-name="ro1">
          <table:table-cell office:value-type="float" office:value="5.3394">
            <text:p>5.3394</text:p>
          </table:table-cell>
          <table:table-cell office:value-type="float" office:value="3.26041">
            <text:p>3.26041</text:p>
          </table:table-cell>
          <table:table-cell office:value-type="float" office:value="2.76149">
            <text:p>2.76149</text:p>
          </table:table-cell>
          <table:table-cell table:number-columns-repeated="2"/>
        </table:table-row>
        <table:table-row table:style-name="ro1">
          <table:table-cell office:value-type="float" office:value="5.52828">
            <text:p>5.52828</text:p>
          </table:table-cell>
          <table:table-cell office:value-type="float" office:value="3.32617">
            <text:p>3.32617</text:p>
          </table:table-cell>
          <table:table-cell office:value-type="float" office:value="2.56193">
            <text:p>2.56193</text:p>
          </table:table-cell>
          <table:table-cell table:number-columns-repeated="2"/>
        </table:table-row>
        <table:table-row table:style-name="ro1">
          <table:table-cell office:value-type="float" office:value="5.71788">
            <text:p>5.71788</text:p>
          </table:table-cell>
          <table:table-cell office:value-type="float" office:value="3.38981">
            <text:p>3.38981</text:p>
          </table:table-cell>
          <table:table-cell office:value-type="float" office:value="2.36229">
            <text:p>2.36229</text:p>
          </table:table-cell>
          <table:table-cell table:number-columns-repeated="2"/>
        </table:table-row>
        <table:table-row table:style-name="ro1">
          <table:table-cell office:value-type="float" office:value="5.90812">
            <text:p>5.90812</text:p>
          </table:table-cell>
          <table:table-cell office:value-type="float" office:value="3.45153">
            <text:p>3.45153</text:p>
          </table:table-cell>
          <table:table-cell office:value-type="float" office:value="2.16259">
            <text:p>2.16259</text:p>
          </table:table-cell>
          <table:table-cell table:number-columns-repeated="2"/>
        </table:table-row>
        <table:table-row table:style-name="ro1">
          <table:table-cell office:value-type="float" office:value="6.09891">
            <text:p>6.09891</text:p>
          </table:table-cell>
          <table:table-cell office:value-type="float" office:value="3.5115">
            <text:p>3.5115</text:p>
          </table:table-cell>
          <table:table-cell office:value-type="float" office:value="1.96284">
            <text:p>1.96284</text:p>
          </table:table-cell>
          <table:table-cell table:number-columns-repeated="2"/>
        </table:table-row>
        <table:table-row table:style-name="ro1">
          <table:table-cell office:value-type="float" office:value="6.29021">
            <text:p>6.29021</text:p>
          </table:table-cell>
          <table:table-cell office:value-type="float" office:value="3.56987">
            <text:p>3.56987</text:p>
          </table:table-cell>
          <table:table-cell office:value-type="float" office:value="1.76307">
            <text:p>1.76307</text:p>
          </table:table-cell>
          <table:table-cell table:number-columns-repeated="2"/>
        </table:table-row>
        <table:table-row table:style-name="ro1">
          <table:table-cell office:value-type="float" office:value="6.48195">
            <text:p>6.48195</text:p>
          </table:table-cell>
          <table:table-cell office:value-type="float" office:value="3.62674">
            <text:p>3.62674</text:p>
          </table:table-cell>
          <table:table-cell office:value-type="float" office:value="1.56326">
            <text:p>1.56326</text:p>
          </table:table-cell>
          <table:table-cell table:number-columns-repeated="2"/>
        </table:table-row>
        <table:table-row table:style-name="ro1">
          <table:table-cell office:value-type="float" office:value="6.67411">
            <text:p>6.67411</text:p>
          </table:table-cell>
          <table:table-cell office:value-type="float" office:value="3.6822">
            <text:p>3.6822</text:p>
          </table:table-cell>
          <table:table-cell office:value-type="float" office:value="1.36345">
            <text:p>1.36345</text:p>
          </table:table-cell>
          <table:table-cell table:number-columns-repeated="2"/>
        </table:table-row>
        <table:table-row table:style-name="ro1">
          <table:table-cell office:value-type="float" office:value="6.86665">
            <text:p>6.86665</text:p>
          </table:table-cell>
          <table:table-cell office:value-type="float" office:value="3.73632">
            <text:p>3.73632</text:p>
          </table:table-cell>
          <table:table-cell office:value-type="float" office:value="1.16362">
            <text:p>1.16362</text:p>
          </table:table-cell>
          <table:table-cell table:number-columns-repeated="2"/>
        </table:table-row>
        <table:table-row table:style-name="ro1">
          <table:table-cell office:value-type="float" office:value="7.05955">
            <text:p>7.05955</text:p>
          </table:table-cell>
          <table:table-cell office:value-type="float" office:value="3.78914">
            <text:p>3.78914</text:p>
          </table:table-cell>
          <table:table-cell office:value-type="float" office:value="0.963801">
            <text:p>0.963801</text:p>
          </table:table-cell>
          <table:table-cell table:number-columns-repeated="2"/>
        </table:table-row>
        <table:table-row table:style-name="ro1">
          <table:table-cell office:value-type="float" office:value="7.2528">
            <text:p>7.2528</text:p>
          </table:table-cell>
          <table:table-cell office:value-type="float" office:value="3.84064">
            <text:p>3.84064</text:p>
          </table:table-cell>
          <table:table-cell office:value-type="float" office:value="2.25843">
            <text:p>2.25843</text:p>
          </table:table-cell>
          <table:table-cell table:number-columns-repeated="2"/>
        </table:table-row>
        <table:table-row table:style-name="ro1">
          <table:table-cell office:value-type="float" office:value="7.44641">
            <text:p>7.44641</text:p>
          </table:table-cell>
          <table:table-cell office:value-type="float" office:value="3.8908">
            <text:p>3.8908</text:p>
          </table:table-cell>
          <table:table-cell office:value-type="float" office:value="2.44885">
            <text:p>2.44885</text:p>
          </table:table-cell>
          <table:table-cell table:number-columns-repeated="2"/>
        </table:table-row>
        <table:table-row table:style-name="ro1">
          <table:table-cell office:value-type="float" office:value="7.63452">
            <text:p>7.63452</text:p>
          </table:table-cell>
          <table:table-cell office:value-type="float" office:value="3.95872">
            <text:p>3.95872</text:p>
          </table:table-cell>
          <table:table-cell office:value-type="float" office:value="2.63485">
            <text:p>2.63485</text:p>
          </table:table-cell>
          <table:table-cell table:number-columns-repeated="2"/>
        </table:table-row>
        <table:table-row table:style-name="ro1">
          <table:table-cell office:value-type="float" office:value="7.80611">
            <text:p>7.80611</text:p>
          </table:table-cell>
          <table:table-cell office:value-type="float" office:value="4.06147">
            <text:p>4.06147</text:p>
          </table:table-cell>
          <table:table-cell office:value-type="float" office:value="2.80679">
            <text:p>2.80679</text:p>
          </table:table-cell>
          <table:table-cell table:number-columns-repeated="2"/>
        </table:table-row>
        <table:table-row table:style-name="ro1">
          <table:table-cell office:value-type="float" office:value="7.94071">
            <text:p>7.94071</text:p>
          </table:table-cell>
          <table:table-cell office:value-type="float" office:value="4.2094">
            <text:p>4.2094</text:p>
          </table:table-cell>
          <table:table-cell office:value-type="float" office:value="2.94816">
            <text:p>2.94816</text:p>
          </table:table-cell>
          <table:table-cell table:number-columns-repeated="2"/>
        </table:table-row>
        <table:table-row table:style-name="ro1">
          <table:table-cell office:value-type="float" office:value="8.0084">
            <text:p>8.0084</text:p>
          </table:table-cell>
          <table:table-cell office:value-type="float" office:value="4.3976">
            <text:p>4.3976</text:p>
          </table:table-cell>
          <table:table-cell office:value-type="float" office:value="3.03456">
            <text:p>3.03456</text:p>
          </table:table-cell>
          <table:table-cell table:number-columns-repeated="2"/>
        </table:table-row>
        <table:table-row table:style-name="ro1">
          <table:table-cell office:value-type="float" office:value="8.00789">
            <text:p>8.00789</text:p>
          </table:table-cell>
          <table:table-cell office:value-type="float" office:value="4.5976">
            <text:p>4.5976</text:p>
          </table:table-cell>
          <table:table-cell office:value-type="float" office:value="3.06668">
            <text:p>3.06668</text:p>
          </table:table-cell>
          <table:table-cell table:number-columns-repeated="2"/>
        </table:table-row>
        <table:table-row table:style-name="ro1">
          <table:table-cell office:value-type="float" office:value="7.9488">
            <text:p>7.9488</text:p>
          </table:table-cell>
          <table:table-cell office:value-type="float" office:value="4.78867">
            <text:p>4.78867</text:p>
          </table:table-cell>
          <table:table-cell office:value-type="float" office:value="3.05244">
            <text:p>3.05244</text:p>
          </table:table-cell>
          <table:table-cell table:number-columns-repeated="2"/>
        </table:table-row>
        <table:table-row table:style-name="ro1">
          <table:table-cell office:value-type="float" office:value="7.84312">
            <text:p>7.84312</text:p>
          </table:table-cell>
          <table:table-cell office:value-type="float" office:value="4.95847">
            <text:p>4.95847</text:p>
          </table:table-cell>
          <table:table-cell office:value-type="float" office:value="3.00034">
            <text:p>3.00034</text:p>
          </table:table-cell>
          <table:table-cell table:number-columns-repeated="2"/>
        </table:table-row>
        <table:table-row table:style-name="ro1">
          <table:table-cell office:value-type="float" office:value="7.70249">
            <text:p>7.70249</text:p>
          </table:table-cell>
          <table:table-cell office:value-type="float" office:value="5.10067">
            <text:p>5.10067</text:p>
          </table:table-cell>
          <table:table-cell office:value-type="float" office:value="2.91803">
            <text:p>2.91803</text:p>
          </table:table-cell>
          <table:table-cell table:number-columns-repeated="2"/>
        </table:table-row>
        <table:table-row table:style-name="ro1">
          <table:table-cell office:value-type="float" office:value="7.53692">
            <text:p>7.53692</text:p>
          </table:table-cell>
          <table:table-cell office:value-type="float" office:value="5.21287">
            <text:p>5.21287</text:p>
          </table:table-cell>
          <table:table-cell office:value-type="float" office:value="2.81194">
            <text:p>2.81194</text:p>
          </table:table-cell>
          <table:table-cell table:number-columns-repeated="2"/>
        </table:table-row>
        <table:table-row table:style-name="ro1">
          <table:table-cell office:value-type="float" office:value="7.35461">
            <text:p>7.35461</text:p>
          </table:table-cell>
          <table:table-cell office:value-type="float" office:value="5.29509">
            <text:p>5.29509</text:p>
          </table:table-cell>
          <table:table-cell office:value-type="float" office:value="2.68727">
            <text:p>2.68727</text:p>
          </table:table-cell>
          <table:table-cell table:number-columns-repeated="2"/>
        </table:table-row>
        <table:table-row table:style-name="ro1">
          <table:table-cell office:value-type="float" office:value="7.16193">
            <text:p>7.16193</text:p>
          </table:table-cell>
          <table:table-cell office:value-type="float" office:value="5.34873">
            <text:p>5.34873</text:p>
          </table:table-cell>
          <table:table-cell office:value-type="float" office:value="2.54814">
            <text:p>2.54814</text:p>
          </table:table-cell>
          <table:table-cell table:number-columns-repeated="2"/>
        </table:table-row>
        <table:table-row table:style-name="ro1">
          <table:table-cell office:value-type="float" office:value="6.96378">
            <text:p>6.96378</text:p>
          </table:table-cell>
          <table:table-cell office:value-type="float" office:value="5.37584">
            <text:p>5.37584</text:p>
          </table:table-cell>
          <table:table-cell office:value-type="float" office:value="2.39778">
            <text:p>2.39778</text:p>
          </table:table-cell>
          <table:table-cell table:number-columns-repeated="2"/>
        </table:table-row>
        <table:table-row table:style-name="ro1">
          <table:table-cell office:value-type="float" office:value="6.7638">
            <text:p>6.7638</text:p>
          </table:table-cell>
          <table:table-cell office:value-type="float" office:value="5.37876">
            <text:p>5.37876</text:p>
          </table:table-cell>
          <table:table-cell office:value-type="float" office:value="2.23874">
            <text:p>2.23874</text:p>
          </table:table-cell>
          <table:table-cell table:number-columns-repeated="2"/>
        </table:table-row>
        <table:table-row table:style-name="ro1">
          <table:table-cell office:value-type="float" office:value="6.5647">
            <text:p>6.5647</text:p>
          </table:table-cell>
          <table:table-cell office:value-type="float" office:value="5.3598">
            <text:p>5.3598</text:p>
          </table:table-cell>
          <table:table-cell office:value-type="float" office:value="2.073">
            <text:p>2.073</text:p>
          </table:table-cell>
          <table:table-cell table:number-columns-repeated="2"/>
        </table:table-row>
        <table:table-row table:style-name="ro1">
          <table:table-cell office:value-type="float" office:value="6.36847">
            <text:p>6.36847</text:p>
          </table:table-cell>
          <table:table-cell office:value-type="float" office:value="5.32116">
            <text:p>5.32116</text:p>
          </table:table-cell>
          <table:table-cell office:value-type="float" office:value="1.90215">
            <text:p>1.90215</text:p>
          </table:table-cell>
          <table:table-cell table:number-columns-repeated="2"/>
        </table:table-row>
        <table:table-row table:style-name="ro1">
          <table:table-cell office:value-type="float" office:value="6.17657">
            <text:p>6.17657</text:p>
          </table:table-cell>
          <table:table-cell office:value-type="float" office:value="5.26481">
            <text:p>5.26481</text:p>
          </table:table-cell>
          <table:table-cell office:value-type="float" office:value="1.72745">
            <text:p>1.72745</text:p>
          </table:table-cell>
          <table:table-cell table:number-columns-repeated="2"/>
        </table:table-row>
        <table:table-row table:style-name="ro1">
          <table:table-cell office:value-type="float" office:value="5.9901">
            <text:p>5.9901</text:p>
          </table:table-cell>
          <table:table-cell office:value-type="float" office:value="5.19249">
            <text:p>5.19249</text:p>
          </table:table-cell>
          <table:table-cell office:value-type="float" office:value="1.54995">
            <text:p>1.54995</text:p>
          </table:table-cell>
          <table:table-cell table:number-columns-repeated="2"/>
        </table:table-row>
        <table:table-row table:style-name="ro1">
          <table:table-cell office:value-type="float" office:value="5.80993">
            <text:p>5.80993</text:p>
          </table:table-cell>
          <table:table-cell office:value-type="float" office:value="5.10568">
            <text:p>5.10568</text:p>
          </table:table-cell>
          <table:table-cell office:value-type="float" office:value="1.37059">
            <text:p>1.37059</text:p>
          </table:table-cell>
          <table:table-cell table:number-columns-repeated="2"/>
        </table:table-row>
        <table:table-row table:style-name="ro1">
          <table:table-cell office:value-type="float" office:value="5.63677">
            <text:p>5.63677</text:p>
          </table:table-cell>
          <table:table-cell office:value-type="float" office:value="5.0056">
            <text:p>5.0056</text:p>
          </table:table-cell>
          <table:table-cell office:value-type="float" office:value="1.19025">
            <text:p>1.19025</text:p>
          </table:table-cell>
          <table:table-cell table:number-columns-repeated="2"/>
        </table:table-row>
        <table:table-row table:style-name="ro1">
          <table:table-cell office:value-type="float" office:value="5.47132">
            <text:p>5.47132</text:p>
          </table:table-cell>
          <table:table-cell office:value-type="float" office:value="4.89323">
            <text:p>4.89323</text:p>
          </table:table-cell>
          <table:table-cell office:value-type="float" office:value="1.00995">
            <text:p>1.00995</text:p>
          </table:table-cell>
          <table:table-cell table:number-columns-repeated="2"/>
        </table:table-row>
        <table:table-row table:style-name="ro1">
          <table:table-cell office:value-type="float" office:value="5.31434">
            <text:p>5.31434</text:p>
          </table:table-cell>
          <table:table-cell office:value-type="float" office:value="4.7693">
            <text:p>4.7693</text:p>
          </table:table-cell>
          <table:table-cell office:value-type="float" office:value="0.831045">
            <text:p>0.831045</text:p>
          </table:table-cell>
          <table:table-cell table:number-columns-repeated="2"/>
        </table:table-row>
        <table:table-row table:style-name="ro1">
          <table:table-cell office:value-type="float" office:value="5.16682">
            <text:p>5.16682</text:p>
          </table:table-cell>
          <table:table-cell office:value-type="float" office:value="4.63426">
            <text:p>4.63426</text:p>
          </table:table-cell>
          <table:table-cell office:value-type="float" office:value="8.95291">
            <text:p>8.95291</text:p>
          </table:table-cell>
          <table:table-cell table:number-columns-repeated="2"/>
        </table:table-row>
        <table:table-row table:style-name="ro1">
          <table:table-cell office:value-type="float" office:value="5.03017">
            <text:p>5.03017</text:p>
          </table:table-cell>
          <table:table-cell office:value-type="float" office:value="4.48822">
            <text:p>4.48822</text:p>
          </table:table-cell>
          <table:table-cell office:value-type="float" office:value="8.93325">
            <text:p>8.93325</text:p>
          </table:table-cell>
          <table:table-cell table:number-columns-repeated="2"/>
        </table:table-row>
        <table:table-row table:style-name="ro1">
          <table:table-cell office:value-type="float" office:value="4.89023">
            <text:p>4.89023</text:p>
          </table:table-cell>
          <table:table-cell office:value-type="float" office:value="4.34533">
            <text:p>4.34533</text:p>
          </table:table-cell>
          <table:table-cell office:value-type="float" office:value="8.9135">
            <text:p>8.9135</text:p>
          </table:table-cell>
          <table:table-cell table:number-columns-repeated="2"/>
        </table:table-row>
        <table:table-row table:style-name="ro1">
          <table:table-cell office:value-type="float" office:value="4.73489">
            <text:p>4.73489</text:p>
          </table:table-cell>
          <table:table-cell office:value-type="float" office:value="4.21936">
            <text:p>4.21936</text:p>
          </table:table-cell>
          <table:table-cell office:value-type="float" office:value="8.8755">
            <text:p>8.8755</text:p>
          </table:table-cell>
          <table:table-cell table:number-columns-repeated="2"/>
        </table:table-row>
        <table:table-row table:style-name="ro1">
          <table:table-cell office:value-type="float" office:value="4.56693">
            <text:p>4.56693</text:p>
          </table:table-cell>
          <table:table-cell office:value-type="float" office:value="4.11078">
            <text:p>4.11078</text:p>
          </table:table-cell>
          <table:table-cell office:value-type="float" office:value="8.82085">
            <text:p>8.82085</text:p>
          </table:table-cell>
          <table:table-cell table:number-columns-repeated="2"/>
        </table:table-row>
        <table:table-row table:style-name="ro1">
          <table:table-cell office:value-type="float" office:value="4.38886">
            <text:p>4.38886</text:p>
          </table:table-cell>
          <table:table-cell office:value-type="float" office:value="4.01972">
            <text:p>4.01972</text:p>
          </table:table-cell>
          <table:table-cell office:value-type="float" office:value="8.75107">
            <text:p>8.75107</text:p>
          </table:table-cell>
          <table:table-cell table:number-columns-repeated="2"/>
        </table:table-row>
        <table:table-row table:style-name="ro1">
          <table:table-cell office:value-type="float" office:value="4.20292">
            <text:p>4.20292</text:p>
          </table:table-cell>
          <table:table-cell office:value-type="float" office:value="3.94607">
            <text:p>3.94607</text:p>
          </table:table-cell>
          <table:table-cell office:value-type="float" office:value="8.66754">
            <text:p>8.66754</text:p>
          </table:table-cell>
          <table:table-cell table:number-columns-repeated="2"/>
        </table:table-row>
        <table:table-row table:style-name="ro1">
          <table:table-cell office:value-type="float" office:value="4.01109">
            <text:p>4.01109</text:p>
          </table:table-cell>
          <table:table-cell office:value-type="float" office:value="3.88949">
            <text:p>3.88949</text:p>
          </table:table-cell>
          <table:table-cell office:value-type="float" office:value="8.57156">
            <text:p>8.57156</text:p>
          </table:table-cell>
          <table:table-cell table:number-columns-repeated="2"/>
        </table:table-row>
        <table:table-row table:style-name="ro1">
          <table:table-cell office:value-type="float" office:value="3.81512">
            <text:p>3.81512</text:p>
          </table:table-cell>
          <table:table-cell office:value-type="float" office:value="3.84952">
            <text:p>3.84952</text:p>
          </table:table-cell>
          <table:table-cell office:value-type="float" office:value="8.46428">
            <text:p>8.46428</text:p>
          </table:table-cell>
          <table:table-cell table:number-columns-repeated="2"/>
        </table:table-row>
        <table:table-row table:style-name="ro1">
          <table:table-cell office:value-type="float" office:value="3.61656">
            <text:p>3.61656</text:p>
          </table:table-cell>
          <table:table-cell office:value-type="float" office:value="3.82558">
            <text:p>3.82558</text:p>
          </table:table-cell>
          <table:table-cell office:value-type="float" office:value="8.34681">
            <text:p>8.34681</text:p>
          </table:table-cell>
          <table:table-cell table:number-columns-repeated="2"/>
        </table:table-row>
        <table:table-row table:style-name="ro1">
          <table:table-cell office:value-type="float" office:value="3.41674">
            <text:p>3.41674</text:p>
          </table:table-cell>
          <table:table-cell office:value-type="float" office:value="3.81703">
            <text:p>3.81703</text:p>
          </table:table-cell>
          <table:table-cell office:value-type="float" office:value="8.22011">
            <text:p>8.22011</text:p>
          </table:table-cell>
          <table:table-cell table:number-columns-repeated="2"/>
        </table:table-row>
        <table:table-row table:style-name="ro1">
          <table:table-cell office:value-type="float" office:value="3.21684">
            <text:p>3.21684</text:p>
          </table:table-cell>
          <table:table-cell office:value-type="float" office:value="3.82316">
            <text:p>3.82316</text:p>
          </table:table-cell>
          <table:table-cell office:value-type="float" office:value="8.0851">
            <text:p>8.0851</text:p>
          </table:table-cell>
          <table:table-cell table:number-columns-repeated="2"/>
        </table:table-row>
        <table:table-row table:style-name="ro1">
          <table:table-cell office:value-type="float" office:value="3.01785">
            <text:p>3.01785</text:p>
          </table:table-cell>
          <table:table-cell office:value-type="float" office:value="3.84323">
            <text:p>3.84323</text:p>
          </table:table-cell>
          <table:table-cell office:value-type="float" office:value="7.94258">
            <text:p>7.94258</text:p>
          </table:table-cell>
          <table:table-cell table:number-columns-repeated="2"/>
        </table:table-row>
        <table:table-row table:style-name="ro1">
          <table:table-cell office:value-type="float" office:value="2.82063">
            <text:p>2.82063</text:p>
          </table:table-cell>
          <table:table-cell office:value-type="float" office:value="3.8765">
            <text:p>3.8765</text:p>
          </table:table-cell>
          <table:table-cell office:value-type="float" office:value="7.79332">
            <text:p>7.79332</text:p>
          </table:table-cell>
          <table:table-cell table:number-columns-repeated="2"/>
        </table:table-row>
        <table:table-row table:style-name="ro1">
          <table:table-cell office:value-type="float" office:value="2.62592">
            <text:p>2.62592</text:p>
          </table:table-cell>
          <table:table-cell office:value-type="float" office:value="3.9222">
            <text:p>3.9222</text:p>
          </table:table-cell>
          <table:table-cell office:value-type="float" office:value="7.63799">
            <text:p>7.63799</text:p>
          </table:table-cell>
          <table:table-cell table:number-columns-repeated="2"/>
        </table:table-row>
        <table:table-row table:style-name="ro1">
          <table:table-cell office:value-type="float" office:value="2.43433">
            <text:p>2.43433</text:p>
          </table:table-cell>
          <table:table-cell office:value-type="float" office:value="3.97959">
            <text:p>3.97959</text:p>
          </table:table-cell>
          <table:table-cell office:value-type="float" office:value="7.47721">
            <text:p>7.47721</text:p>
          </table:table-cell>
          <table:table-cell table:number-columns-repeated="2"/>
        </table:table-row>
        <table:table-row table:style-name="ro1">
          <table:table-cell office:value-type="float" office:value="2.24637">
            <text:p>2.24637</text:p>
          </table:table-cell>
          <table:table-cell office:value-type="float" office:value="4.04792">
            <text:p>4.04792</text:p>
          </table:table-cell>
          <table:table-cell office:value-type="float" office:value="7.31156">
            <text:p>7.31156</text:p>
          </table:table-cell>
          <table:table-cell table:number-columns-repeated="2"/>
        </table:table-row>
        <table:table-row table:style-name="ro1">
          <table:table-cell office:value-type="float" office:value="2.06245">
            <text:p>2.06245</text:p>
          </table:table-cell>
          <table:table-cell office:value-type="float" office:value="4.12648">
            <text:p>4.12648</text:p>
          </table:table-cell>
          <table:table-cell office:value-type="float" office:value="7.14155">
            <text:p>7.14155</text:p>
          </table:table-cell>
          <table:table-cell table:number-columns-repeated="2"/>
        </table:table-row>
        <table:table-row table:style-name="ro1">
          <table:table-cell office:value-type="float" office:value="1.88289">
            <text:p>1.88289</text:p>
          </table:table-cell>
          <table:table-cell office:value-type="float" office:value="4.21457">
            <text:p>4.21457</text:p>
          </table:table-cell>
          <table:table-cell office:value-type="float" office:value="6.96764">
            <text:p>6.96764</text:p>
          </table:table-cell>
          <table:table-cell table:number-columns-repeated="2"/>
        </table:table-row>
        <table:table-row table:style-name="ro1">
          <table:table-cell office:value-type="float" office:value="1.70795">
            <text:p>1.70795</text:p>
          </table:table-cell>
          <table:table-cell office:value-type="float" office:value="4.31151">
            <text:p>4.31151</text:p>
          </table:table-cell>
          <table:table-cell office:value-type="float" office:value="6.79027">
            <text:p>6.79027</text:p>
          </table:table-cell>
          <table:table-cell table:number-columns-repeated="2"/>
        </table:table-row>
        <table:table-row table:style-name="ro1">
          <table:table-cell office:value-type="float" office:value="1.53783">
            <text:p>1.53783</text:p>
          </table:table-cell>
          <table:table-cell office:value-type="float" office:value="4.41666">
            <text:p>4.41666</text:p>
          </table:table-cell>
          <table:table-cell office:value-type="float" office:value="6.60983">
            <text:p>6.60983</text:p>
          </table:table-cell>
          <table:table-cell table:number-columns-repeated="2"/>
        </table:table-row>
        <table:table-row table:style-name="ro1">
          <table:table-cell office:value-type="float" office:value="1.37264">
            <text:p>1.37264</text:p>
          </table:table-cell>
          <table:table-cell office:value-type="float" office:value="4.52942">
            <text:p>4.52942</text:p>
          </table:table-cell>
          <table:table-cell office:value-type="float" office:value="6.42666">
            <text:p>6.42666</text:p>
          </table:table-cell>
          <table:table-cell table:number-columns-repeated="2"/>
        </table:table-row>
        <table:table-row table:style-name="ro1">
          <table:table-cell office:value-type="float" office:value="1.21246">
            <text:p>1.21246</text:p>
          </table:table-cell>
          <table:table-cell office:value-type="float" office:value="4.64918">
            <text:p>4.64918</text:p>
          </table:table-cell>
          <table:table-cell office:value-type="float" office:value="6.24109">
            <text:p>6.24109</text:p>
          </table:table-cell>
          <table:table-cell table:number-columns-repeated="2"/>
        </table:table-row>
        <table:table-row table:style-name="ro1">
          <table:table-cell office:value-type="float" office:value="1.05733">
            <text:p>1.05733</text:p>
          </table:table-cell>
          <table:table-cell office:value-type="float" office:value="4.77541">
            <text:p>4.77541</text:p>
          </table:table-cell>
          <table:table-cell office:value-type="float" office:value="6.0534">
            <text:p>6.0534</text:p>
          </table:table-cell>
          <table:table-cell table:number-columns-repeated="2"/>
        </table:table-row>
        <table:table-row table:style-name="ro1">
          <table:table-cell office:value-type="float" office:value="0.907228">
            <text:p>0.907228</text:p>
          </table:table-cell>
          <table:table-cell office:value-type="float" office:value="4.90758">
            <text:p>4.90758</text:p>
          </table:table-cell>
          <table:table-cell office:value-type="float" office:value="5.86385">
            <text:p>5.86385</text:p>
          </table:table-cell>
          <table:table-cell table:number-columns-repeated="2"/>
        </table:table-row>
        <table:table-row table:style-name="ro1">
          <table:table-cell office:value-type="float" office:value="0.762107">
            <text:p>0.762107</text:p>
          </table:table-cell>
          <table:table-cell office:value-type="float" office:value="5.0452">
            <text:p>5.0452</text:p>
          </table:table-cell>
          <table:table-cell office:value-type="float" office:value="5.67268">
            <text:p>5.67268</text:p>
          </table:table-cell>
          <table:table-cell table:number-columns-repeated="2"/>
        </table:table-row>
        <table:table-row table:style-name="ro1">
          <table:table-cell office:value-type="float" office:value="0.62189">
            <text:p>0.62189</text:p>
          </table:table-cell>
          <table:table-cell office:value-type="float" office:value="5.18782">
            <text:p>5.18782</text:p>
          </table:table-cell>
          <table:table-cell office:value-type="float" office:value="5.48009">
            <text:p>5.48009</text:p>
          </table:table-cell>
          <table:table-cell table:number-columns-repeated="2"/>
        </table:table-row>
        <table:table-row table:style-name="ro1">
          <table:table-cell office:value-type="float" office:value="0.486473">
            <text:p>0.486473</text:p>
          </table:table-cell>
          <table:table-cell office:value-type="float" office:value="5.335">
            <text:p>5.335</text:p>
          </table:table-cell>
          <table:table-cell office:value-type="float" office:value="5.28628">
            <text:p>5.28628</text:p>
          </table:table-cell>
          <table:table-cell table:number-columns-repeated="2"/>
        </table:table-row>
        <table:table-row table:style-name="ro1">
          <table:table-cell office:value-type="float" office:value="0.355725">
            <text:p>0.355725</text:p>
          </table:table-cell>
          <table:table-cell office:value-type="float" office:value="5.48634">
            <text:p>5.48634</text:p>
          </table:table-cell>
          <table:table-cell office:value-type="float" office:value="5.09142">
            <text:p>5.09142</text:p>
          </table:table-cell>
          <table:table-cell table:number-columns-repeated="2"/>
        </table:table-row>
        <table:table-row table:style-name="ro1">
          <table:table-cell office:value-type="float" office:value="0.229499">
            <text:p>0.229499</text:p>
          </table:table-cell>
          <table:table-cell office:value-type="float" office:value="5.64148">
            <text:p>5.64148</text:p>
          </table:table-cell>
          <table:table-cell office:value-type="float" office:value="4.89565">
            <text:p>4.89565</text:p>
          </table:table-cell>
          <table:table-cell table:number-columns-repeated="2"/>
        </table:table-row>
        <table:table-row table:style-name="ro1">
          <table:table-cell office:value-type="float" office:value="0.107629">
            <text:p>0.107629</text:p>
          </table:table-cell>
          <table:table-cell office:value-type="float" office:value="5.80006">
            <text:p>5.80006</text:p>
          </table:table-cell>
          <table:table-cell office:value-type="float" office:value="4.69911">
            <text:p>4.69911</text:p>
          </table:table-cell>
          <table:table-cell table:number-columns-repeated="2"/>
        </table:table-row>
        <table:table-row table:style-name="ro1">
          <table:table-cell office:value-type="float" office:value="-0.0100644">
            <text:p>-0.0100644</text:p>
          </table:table-cell>
          <table:table-cell office:value-type="float" office:value="5.96176">
            <text:p>5.96176</text:p>
          </table:table-cell>
          <table:table-cell office:value-type="float" office:value="4.50191">
            <text:p>4.50191</text:p>
          </table:table-cell>
          <table:table-cell table:number-columns-repeated="2"/>
        </table:table-row>
        <table:table-row table:style-name="ro1">
          <table:table-cell office:value-type="float" office:value="-0.123771">
            <text:p>-0.123771</text:p>
          </table:table-cell>
          <table:table-cell office:value-type="float" office:value="6.1263">
            <text:p>6.1263</text:p>
          </table:table-cell>
          <table:table-cell office:value-type="float" office:value="4.30416">
            <text:p>4.30416</text:p>
          </table:table-cell>
          <table:table-cell table:number-columns-repeated="2"/>
        </table:table-row>
        <table:table-row table:style-name="ro1">
          <table:table-cell office:value-type="float" office:value="-0.233691">
            <text:p>-0.233691</text:p>
          </table:table-cell>
          <table:table-cell office:value-type="float" office:value="6.29338">
            <text:p>6.29338</text:p>
          </table:table-cell>
          <table:table-cell office:value-type="float" office:value="4.10596">
            <text:p>4.10596</text:p>
          </table:table-cell>
          <table:table-cell table:number-columns-repeated="2"/>
        </table:table-row>
        <table:table-row table:style-name="ro1">
          <table:table-cell office:value-type="float" office:value="-0.340031">
            <text:p>-0.340031</text:p>
          </table:table-cell>
          <table:table-cell office:value-type="float" office:value="6.46277">
            <text:p>6.46277</text:p>
          </table:table-cell>
          <table:table-cell office:value-type="float" office:value="3.90737">
            <text:p>3.90737</text:p>
          </table:table-cell>
          <table:table-cell table:number-columns-repeated="2"/>
        </table:table-row>
        <table:table-row table:style-name="ro1">
          <table:table-cell office:value-type="float" office:value="-0.443004">
            <text:p>-0.443004</text:p>
          </table:table-cell>
          <table:table-cell office:value-type="float" office:value="6.63422">
            <text:p>6.63422</text:p>
          </table:table-cell>
          <table:table-cell office:value-type="float" office:value="3.70846">
            <text:p>3.70846</text:p>
          </table:table-cell>
          <table:table-cell table:number-columns-repeated="2"/>
        </table:table-row>
        <table:table-row table:style-name="ro1">
          <table:table-cell office:value-type="float" office:value="-0.542897">
            <text:p>-0.542897</text:p>
          </table:table-cell>
          <table:table-cell office:value-type="float" office:value="6.80749">
            <text:p>6.80749</text:p>
          </table:table-cell>
          <table:table-cell office:value-type="float" office:value="3.50931">
            <text:p>3.50931</text:p>
          </table:table-cell>
          <table:table-cell table:number-columns-repeated="2"/>
        </table:table-row>
        <table:table-row table:style-name="ro1">
          <table:table-cell office:value-type="float" office:value="-0.640059">
            <text:p>-0.640059</text:p>
          </table:table-cell>
          <table:table-cell office:value-type="float" office:value="6.9823">
            <text:p>6.9823</text:p>
          </table:table-cell>
          <table:table-cell office:value-type="float" office:value="3.30998">
            <text:p>3.30998</text:p>
          </table:table-cell>
          <table:table-cell table:number-columns-repeated="2"/>
        </table:table-row>
        <table:table-row table:style-name="ro1">
          <table:table-cell office:value-type="float" office:value="-0.734791">
            <text:p>-0.734791</text:p>
          </table:table-cell>
          <table:table-cell office:value-type="float" office:value="7.15844">
            <text:p>7.15844</text:p>
          </table:table-cell>
          <table:table-cell office:value-type="float" office:value="3.1105">
            <text:p>3.1105</text:p>
          </table:table-cell>
          <table:table-cell table:number-columns-repeated="2"/>
        </table:table-row>
        <table:table-row table:style-name="ro1">
          <table:table-cell office:value-type="float" office:value="-0.827357">
            <text:p>-0.827357</text:p>
          </table:table-cell>
          <table:table-cell office:value-type="float" office:value="7.33573">
            <text:p>7.33573</text:p>
          </table:table-cell>
          <table:table-cell office:value-type="float" office:value="2.91091">
            <text:p>2.91091</text:p>
          </table:table-cell>
          <table:table-cell table:number-columns-repeated="2"/>
        </table:table-row>
        <table:table-row table:style-name="ro1">
          <table:table-cell office:value-type="float" office:value="-0.917986">
            <text:p>-0.917986</text:p>
          </table:table-cell>
          <table:table-cell office:value-type="float" office:value="7.51402">
            <text:p>7.51402</text:p>
          </table:table-cell>
          <table:table-cell office:value-type="float" office:value="2.71125">
            <text:p>2.71125</text:p>
          </table:table-cell>
          <table:table-cell table:number-columns-repeated="2"/>
        </table:table-row>
        <table:table-row table:style-name="ro1">
          <table:table-cell office:value-type="float" office:value="-1.00687">
            <text:p>-1.00687</text:p>
          </table:table-cell>
          <table:table-cell office:value-type="float" office:value="7.69318">
            <text:p>7.69318</text:p>
          </table:table-cell>
          <table:table-cell office:value-type="float" office:value="2.51152">
            <text:p>2.51152</text:p>
          </table:table-cell>
          <table:table-cell table:number-columns-repeated="2"/>
        </table:table-row>
        <table:table-row table:style-name="ro1">
          <table:table-cell office:value-type="float" office:value="-1.09419">
            <text:p>-1.09419</text:p>
          </table:table-cell>
          <table:table-cell office:value-type="float" office:value="7.87312">
            <text:p>7.87312</text:p>
          </table:table-cell>
          <table:table-cell office:value-type="float" office:value="2.31174">
            <text:p>2.31174</text:p>
          </table:table-cell>
          <table:table-cell table:number-columns-repeated="2"/>
        </table:table-row>
        <table:table-row table:style-name="ro1">
          <table:table-cell office:value-type="float" office:value="-1.18008">
            <text:p>-1.18008</text:p>
          </table:table-cell>
          <table:table-cell office:value-type="float" office:value="8.05373">
            <text:p>8.05373</text:p>
          </table:table-cell>
          <table:table-cell office:value-type="float" office:value="2.11192">
            <text:p>2.11192</text:p>
          </table:table-cell>
          <table:table-cell table:number-columns-repeated="2"/>
        </table:table-row>
        <table:table-row table:style-name="ro1">
          <table:table-cell office:value-type="float" office:value="-1.26466">
            <text:p>-1.26466</text:p>
          </table:table-cell>
          <table:table-cell office:value-type="float" office:value="8.23497">
            <text:p>8.23497</text:p>
          </table:table-cell>
          <table:table-cell office:value-type="float" office:value="1.91208">
            <text:p>1.91208</text:p>
          </table:table-cell>
          <table:table-cell table:number-columns-repeated="2"/>
        </table:table-row>
        <table:table-row table:style-name="ro1">
          <table:table-cell office:value-type="float" office:value="-1.34804">
            <text:p>-1.34804</text:p>
          </table:table-cell>
          <table:table-cell office:value-type="float" office:value="8.41676">
            <text:p>8.41676</text:p>
          </table:table-cell>
          <table:table-cell office:value-type="float" office:value="1.71222">
            <text:p>1.71222</text:p>
          </table:table-cell>
          <table:table-cell table:number-columns-repeated="2"/>
        </table:table-row>
        <table:table-row table:style-name="ro1">
          <table:table-cell office:value-type="float" office:value="-1.43029">
            <text:p>-1.43029</text:p>
          </table:table-cell>
          <table:table-cell office:value-type="float" office:value="8.59906">
            <text:p>8.59906</text:p>
          </table:table-cell>
          <table:table-cell office:value-type="float" office:value="1.51235">
            <text:p>1.51235</text:p>
          </table:table-cell>
          <table:table-cell table:number-columns-repeated="2"/>
        </table:table-row>
        <table:table-row table:style-name="ro1">
          <table:table-cell office:value-type="float" office:value="-1.51148">
            <text:p>-1.51148</text:p>
          </table:table-cell>
          <table:table-cell office:value-type="float" office:value="8.78184">
            <text:p>8.78184</text:p>
          </table:table-cell>
          <table:table-cell office:value-type="float" office:value="1.31246">
            <text:p>1.31246</text:p>
          </table:table-cell>
          <table:table-cell table:number-columns-repeated="2"/>
        </table:table-row>
        <table:table-row table:style-name="ro1">
          <table:table-cell office:value-type="float" office:value="-1.59166">
            <text:p>-1.59166</text:p>
          </table:table-cell>
          <table:table-cell office:value-type="float" office:value="8.96507">
            <text:p>8.96507</text:p>
          </table:table-cell>
          <table:table-cell office:value-type="float" office:value="1.11258">
            <text:p>1.11258</text:p>
          </table:table-cell>
          <table:table-cell table:number-columns-repeated="2"/>
        </table:table-row>
        <table:table-row table:style-name="ro1">
          <table:table-cell office:value-type="float" office:value="-1.67083">
            <text:p>-1.67083</text:p>
          </table:table-cell>
          <table:table-cell office:value-type="float" office:value="9.14873">
            <text:p>9.14873</text:p>
          </table:table-cell>
          <table:table-cell office:value-type="float" office:value="0.912696">
            <text:p>0.91269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6/29/2012</text:date>, <text:time>14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rah Fay</meta:initial-creator>
    <meta:creation-date>2012-06-28T13:02:12</meta:creation-date>
    <dc:date>2012-06-29T14:27:16</dc:date>
    <dc:creator>Sarah Fay</dc:creator>
    <meta:editing-duration>PT37M51S</meta:editing-duration>
    <meta:editing-cycles>1</meta:editing-cycles>
    <meta:document-statistic meta:table-count="3" meta:cell-count="483" meta:object-count="1"/>
    <meta:generator>LibreOffice/3.3$Linu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12.306cm" xlink:href=".." xlink:type="simple" chart:class="chart:scatter" chart:style-name="ch1">
        <chart:legend chart:legend-position="end" svg:x="13.683cm" svg:y="5.858cm" chart:style-name="ch2"/>
        <chart:plot-area chart:style-name="ch3" table:cell-range-address="Sheet1.A1:Sheet1.B161" svg:x="0.77cm" svg:y="1.119cm" svg:width="12.274cm" svg:height="10.521cm">
          <chartooo:coordinate-region svg:x="0.917cm" svg:y="1.318cm" svg:width="11.94cm" svg:height="10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61" chart:class="chart:scatter">
            <chart:domain table:cell-range-address="Sheet1.A1:Sheet1.A161"/>
            <chart:data-point chart:repeated="1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61</svg:desc>
                </draw:g>
              </table:table-cell>
              <table:table-cell office:value-type="float" office:value="0">
                <text:p>0</text:p>
                <draw:g>
                  <svg:desc>Sheet1.B1:Sheet1.B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9692">
                <text:p>0.0199692</text:p>
              </table:table-cell>
              <table:table-cell office:value-type="float" office:value="0.399001">
                <text:p>0.399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90781">
                <text:p>0.0790781</text:p>
              </table:table-cell>
              <table:table-cell office:value-type="float" office:value="0.590066">
                <text:p>0.590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7535">
                <text:p>0.187535</text:p>
              </table:table-cell>
              <table:table-cell office:value-type="float" office:value="0.758106">
                <text:p>0.758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2216">
                <text:p>0.332216</text:p>
              </table:table-cell>
              <table:table-cell office:value-type="float" office:value="0.89619">
                <text:p>0.89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2139">
                <text:p>0.502139</text:p>
              </table:table-cell>
              <table:table-cell office:value-type="float" office:value="1.00167">
                <text:p>1.00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8444">
                <text:p>0.688444</text:p>
              </table:table-cell>
              <table:table-cell office:value-type="float" office:value="1.07441">
                <text:p>1.07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4134">
                <text:p>0.884134</text:p>
              </table:table-cell>
              <table:table-cell office:value-type="float" office:value="1.1157">
                <text:p>1.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378">
                <text:p>1.08378</text:p>
              </table:table-cell>
              <table:table-cell office:value-type="float" office:value="1.12766">
                <text:p>1.12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8322">
                <text:p>1.28322</text:p>
              </table:table-cell>
              <table:table-cell office:value-type="float" office:value="1.11279">
                <text:p>1.11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7937">
                <text:p>1.47937</text:p>
              </table:table-cell>
              <table:table-cell office:value-type="float" office:value="1.07374">
                <text:p>1.07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997">
                <text:p>1.66997</text:p>
              </table:table-cell>
              <table:table-cell office:value-type="float" office:value="1.01315">
                <text:p>1.01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351">
                <text:p>1.85351</text:p>
              </table:table-cell>
              <table:table-cell office:value-type="float" office:value="0.93368">
                <text:p>0.93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2933">
                <text:p>2.02933</text:p>
              </table:table-cell>
              <table:table-cell office:value-type="float" office:value="0.838355">
                <text:p>0.838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9725">
                <text:p>2.19725</text:p>
              </table:table-cell>
              <table:table-cell office:value-type="float" office:value="0.72972">
                <text:p>0.729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5738">
                <text:p>2.35738</text:p>
              </table:table-cell>
              <table:table-cell office:value-type="float" office:value="0.609895">
                <text:p>0.609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1">
                <text:p>2.51</text:p>
              </table:table-cell>
              <table:table-cell office:value-type="float" office:value="0.480633">
                <text:p>0.480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5547">
                <text:p>2.65547</text:p>
              </table:table-cell>
              <table:table-cell office:value-type="float" office:value="0.34338">
                <text:p>0.34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42">
                <text:p>2.7942</text:p>
              </table:table-cell>
              <table:table-cell office:value-type="float" office:value="0.199323">
                <text:p>0.1993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2662">
                <text:p>2.92662</text:p>
              </table:table-cell>
              <table:table-cell office:value-type="float" office:value="0.0494362">
                <text:p>0.0494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5311">
                <text:p>3.05311</text:p>
              </table:table-cell>
              <table:table-cell office:value-type="float" office:value="-0.105483">
                <text:p>-0.105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7404">
                <text:p>3.17404</text:p>
              </table:table-cell>
              <table:table-cell office:value-type="float" office:value="-0.264781">
                <text:p>-0.264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8973">
                <text:p>3.28973</text:p>
              </table:table-cell>
              <table:table-cell office:value-type="float" office:value="-0.427927">
                <text:p>-0.427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0044">
                <text:p>3.40044</text:p>
              </table:table-cell>
              <table:table-cell office:value-type="float" office:value="-0.594491">
                <text:p>-0.5944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0637">
                <text:p>3.50637</text:p>
              </table:table-cell>
              <table:table-cell office:value-type="float" office:value="-0.764131">
                <text:p>-0.764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0767">
                <text:p>3.60767</text:p>
              </table:table-cell>
              <table:table-cell office:value-type="float" office:value="-0.936582">
                <text:p>-0.936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0437">
                <text:p>3.70437</text:p>
              </table:table-cell>
              <table:table-cell office:value-type="float" office:value="-1.11165">
                <text:p>-1.11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964">
                <text:p>3.7964</text:p>
              </table:table-cell>
              <table:table-cell office:value-type="float" office:value="-1.28922">
                <text:p>-1.289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8353">
                <text:p>3.88353</text:p>
              </table:table-cell>
              <table:table-cell office:value-type="float" office:value="-1.46924">
                <text:p>-1.46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4706">
                <text:p>3.94706</text:p>
              </table:table-cell>
              <table:table-cell office:value-type="float" office:value="-1.65888">
                <text:p>-1.65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6619">
                <text:p>3.96619</text:p>
              </table:table-cell>
              <table:table-cell office:value-type="float" office:value="-1.85797">
                <text:p>-1.857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2027">
                <text:p>3.92027</text:p>
              </table:table-cell>
              <table:table-cell office:value-type="float" office:value="-2.05262">
                <text:p>-2.052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0759">
                <text:p>3.80759</text:p>
              </table:table-cell>
              <table:table-cell office:value-type="float" office:value="-2.21786">
                <text:p>-2.21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4945">
                <text:p>3.64945</text:p>
              </table:table-cell>
              <table:table-cell office:value-type="float" office:value="-2.3403">
                <text:p>-2.3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6435">
                <text:p>3.46435</text:p>
              </table:table-cell>
              <table:table-cell office:value-type="float" office:value="-2.41604">
                <text:p>-2.416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6668">
                <text:p>3.26668</text:p>
              </table:table-cell>
              <table:table-cell office:value-type="float" office:value="-2.44651">
                <text:p>-2.4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6697">
                <text:p>3.06697</text:p>
              </table:table-cell>
              <table:table-cell office:value-type="float" office:value="-2.43584">
                <text:p>-2.435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7248">
                <text:p>2.87248</text:p>
              </table:table-cell>
              <table:table-cell office:value-type="float" office:value="-2.38921">
                <text:p>-2.38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8801">
                <text:p>2.68801</text:p>
              </table:table-cell>
              <table:table-cell office:value-type="float" office:value="-2.31192">
                <text:p>-2.311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657">
                <text:p>2.51657</text:p>
              </table:table-cell>
              <table:table-cell office:value-type="float" office:value="-2.20894">
                <text:p>-2.20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5987">
                <text:p>2.35987</text:p>
              </table:table-cell>
              <table:table-cell office:value-type="float" office:value="-2.08465">
                <text:p>-2.084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1881">
                <text:p>2.21881</text:p>
              </table:table-cell>
              <table:table-cell office:value-type="float" office:value="-1.94288">
                <text:p>-1.94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937">
                <text:p>2.0937</text:p>
              </table:table-cell>
              <table:table-cell office:value-type="float" office:value="-1.78684">
                <text:p>-1.78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8457">
                <text:p>1.98457</text:p>
              </table:table-cell>
              <table:table-cell office:value-type="float" office:value="-1.61924">
                <text:p>-1.61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9127">
                <text:p>1.89127</text:p>
              </table:table-cell>
              <table:table-cell office:value-type="float" office:value="-1.44233">
                <text:p>-1.44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1362">
                <text:p>1.81362</text:p>
              </table:table-cell>
              <table:table-cell office:value-type="float" office:value="-1.25802">
                <text:p>-1.258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515">
                <text:p>1.7515</text:p>
              </table:table-cell>
              <table:table-cell office:value-type="float" office:value="-1.06791">
                <text:p>-1.067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0498">
                <text:p>1.70498</text:p>
              </table:table-cell>
              <table:table-cell office:value-type="float" office:value="-0.873398">
                <text:p>-0.873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7436">
                <text:p>1.67436</text:p>
              </table:table-cell>
              <table:table-cell office:value-type="float" office:value="-0.675756">
                <text:p>-0.6757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6041">
                <text:p>1.66041</text:p>
              </table:table-cell>
              <table:table-cell office:value-type="float" office:value="-0.476243">
                <text:p>-0.4762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6432">
                <text:p>1.66432</text:p>
              </table:table-cell>
              <table:table-cell office:value-type="float" office:value="-0.276281">
                <text:p>-0.2762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8509">
                <text:p>1.68509</text:p>
              </table:table-cell>
              <table:table-cell office:value-type="float" office:value="-0.0773622">
                <text:p>-0.0773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2168">
                <text:p>1.72168</text:p>
              </table:table-cell>
              <table:table-cell office:value-type="float" office:value="0.119263">
                <text:p>0.119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7304">
                <text:p>1.77304</text:p>
              </table:table-cell>
              <table:table-cell office:value-type="float" office:value="0.312554">
                <text:p>0.312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3815">
                <text:p>1.83815</text:p>
              </table:table-cell>
              <table:table-cell office:value-type="float" office:value="0.501661">
                <text:p>0.501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1598">
                <text:p>1.91598</text:p>
              </table:table-cell>
              <table:table-cell office:value-type="float" office:value="0.685895">
                <text:p>0.6858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0556">
                <text:p>2.00556</text:p>
              </table:table-cell>
              <table:table-cell office:value-type="float" office:value="0.864714">
                <text:p>0.8647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0594">
                <text:p>2.10594</text:p>
              </table:table-cell>
              <table:table-cell office:value-type="float" office:value="1.0377">
                <text:p>1.03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1622">
                <text:p>2.21622</text:p>
              </table:table-cell>
              <table:table-cell office:value-type="float" office:value="1.20455">
                <text:p>1.20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3555">
                <text:p>2.33555</text:p>
              </table:table-cell>
              <table:table-cell office:value-type="float" office:value="1.36504">
                <text:p>1.365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6313">
                <text:p>2.46313</text:p>
              </table:table-cell>
              <table:table-cell office:value-type="float" office:value="1.51907">
                <text:p>1.519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9821">
                <text:p>2.59821</text:p>
              </table:table-cell>
              <table:table-cell office:value-type="float" office:value="1.66656">
                <text:p>1.666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74008">
                <text:p>2.74008</text:p>
              </table:table-cell>
              <table:table-cell office:value-type="float" office:value="1.80753">
                <text:p>1.80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8808">
                <text:p>2.88808</text:p>
              </table:table-cell>
              <table:table-cell office:value-type="float" office:value="1.94205">
                <text:p>1.942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04162">
                <text:p>3.04162</text:p>
              </table:table-cell>
              <table:table-cell office:value-type="float" office:value="2.07021">
                <text:p>2.07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0013">
                <text:p>3.20013</text:p>
              </table:table-cell>
              <table:table-cell office:value-type="float" office:value="2.19218">
                <text:p>2.192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6309">
                <text:p>3.36309</text:p>
              </table:table-cell>
              <table:table-cell office:value-type="float" office:value="2.30812">
                <text:p>2.308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3004">
                <text:p>3.53004</text:p>
              </table:table-cell>
              <table:table-cell office:value-type="float" office:value="2.41825">
                <text:p>2.418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0053">
                <text:p>3.70053</text:p>
              </table:table-cell>
              <table:table-cell office:value-type="float" office:value="2.5228">
                <text:p>2.52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7419">
                <text:p>3.87419</text:p>
              </table:table-cell>
              <table:table-cell office:value-type="float" office:value="2.62202">
                <text:p>2.62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05065">
                <text:p>4.05065</text:p>
              </table:table-cell>
              <table:table-cell office:value-type="float" office:value="2.71616">
                <text:p>2.71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22958">
                <text:p>4.22958</text:p>
              </table:table-cell>
              <table:table-cell office:value-type="float" office:value="2.80551">
                <text:p>2.805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4107">
                <text:p>4.4107</text:p>
              </table:table-cell>
              <table:table-cell office:value-type="float" office:value="2.89034">
                <text:p>2.890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59372">
                <text:p>4.59372</text:p>
              </table:table-cell>
              <table:table-cell office:value-type="float" office:value="2.97099">
                <text:p>2.970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7832">
                <text:p>4.77832</text:p>
              </table:table-cell>
              <table:table-cell office:value-type="float" office:value="3.04793">
                <text:p>3.047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96427">
                <text:p>4.96427</text:p>
              </table:table-cell>
              <table:table-cell office:value-type="float" office:value="3.12159">
                <text:p>3.121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15135">
                <text:p>5.15135</text:p>
              </table:table-cell>
              <table:table-cell office:value-type="float" office:value="3.19231">
                <text:p>3.192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394">
                <text:p>5.3394</text:p>
              </table:table-cell>
              <table:table-cell office:value-type="float" office:value="3.26041">
                <text:p>3.260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52828">
                <text:p>5.52828</text:p>
              </table:table-cell>
              <table:table-cell office:value-type="float" office:value="3.32617">
                <text:p>3.32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71788">
                <text:p>5.71788</text:p>
              </table:table-cell>
              <table:table-cell office:value-type="float" office:value="3.38981">
                <text:p>3.38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90812">
                <text:p>5.90812</text:p>
              </table:table-cell>
              <table:table-cell office:value-type="float" office:value="3.45153">
                <text:p>3.45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09891">
                <text:p>6.09891</text:p>
              </table:table-cell>
              <table:table-cell office:value-type="float" office:value="3.5115">
                <text:p>3.5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29021">
                <text:p>6.29021</text:p>
              </table:table-cell>
              <table:table-cell office:value-type="float" office:value="3.56987">
                <text:p>3.569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48195">
                <text:p>6.48195</text:p>
              </table:table-cell>
              <table:table-cell office:value-type="float" office:value="3.62674">
                <text:p>3.626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67411">
                <text:p>6.67411</text:p>
              </table:table-cell>
              <table:table-cell office:value-type="float" office:value="3.6822">
                <text:p>3.68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86665">
                <text:p>6.86665</text:p>
              </table:table-cell>
              <table:table-cell office:value-type="float" office:value="3.73632">
                <text:p>3.73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05955">
                <text:p>7.05955</text:p>
              </table:table-cell>
              <table:table-cell office:value-type="float" office:value="3.78914">
                <text:p>3.789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2528">
                <text:p>7.2528</text:p>
              </table:table-cell>
              <table:table-cell office:value-type="float" office:value="3.84064">
                <text:p>3.840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4641">
                <text:p>7.44641</text:p>
              </table:table-cell>
              <table:table-cell office:value-type="float" office:value="3.8908">
                <text:p>3.89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63452">
                <text:p>7.63452</text:p>
              </table:table-cell>
              <table:table-cell office:value-type="float" office:value="3.95872">
                <text:p>3.958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80611">
                <text:p>7.80611</text:p>
              </table:table-cell>
              <table:table-cell office:value-type="float" office:value="4.06147">
                <text:p>4.061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94071">
                <text:p>7.94071</text:p>
              </table:table-cell>
              <table:table-cell office:value-type="float" office:value="4.2094">
                <text:p>4.20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0084">
                <text:p>8.0084</text:p>
              </table:table-cell>
              <table:table-cell office:value-type="float" office:value="4.3976">
                <text:p>4.39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00789">
                <text:p>8.00789</text:p>
              </table:table-cell>
              <table:table-cell office:value-type="float" office:value="4.5976">
                <text:p>4.5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488">
                <text:p>7.9488</text:p>
              </table:table-cell>
              <table:table-cell office:value-type="float" office:value="4.78867">
                <text:p>4.788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4312">
                <text:p>7.84312</text:p>
              </table:table-cell>
              <table:table-cell office:value-type="float" office:value="4.95847">
                <text:p>4.958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70249">
                <text:p>7.70249</text:p>
              </table:table-cell>
              <table:table-cell office:value-type="float" office:value="5.10067">
                <text:p>5.100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53692">
                <text:p>7.53692</text:p>
              </table:table-cell>
              <table:table-cell office:value-type="float" office:value="5.21287">
                <text:p>5.21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5461">
                <text:p>7.35461</text:p>
              </table:table-cell>
              <table:table-cell office:value-type="float" office:value="5.29509">
                <text:p>5.295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16193">
                <text:p>7.16193</text:p>
              </table:table-cell>
              <table:table-cell office:value-type="float" office:value="5.34873">
                <text:p>5.348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96378">
                <text:p>6.96378</text:p>
              </table:table-cell>
              <table:table-cell office:value-type="float" office:value="5.37584">
                <text:p>5.375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7638">
                <text:p>6.7638</text:p>
              </table:table-cell>
              <table:table-cell office:value-type="float" office:value="5.37876">
                <text:p>5.378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5647">
                <text:p>6.5647</text:p>
              </table:table-cell>
              <table:table-cell office:value-type="float" office:value="5.3598">
                <text:p>5.35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36847">
                <text:p>6.36847</text:p>
              </table:table-cell>
              <table:table-cell office:value-type="float" office:value="5.32116">
                <text:p>5.321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17657">
                <text:p>6.17657</text:p>
              </table:table-cell>
              <table:table-cell office:value-type="float" office:value="5.26481">
                <text:p>5.264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9901">
                <text:p>5.9901</text:p>
              </table:table-cell>
              <table:table-cell office:value-type="float" office:value="5.19249">
                <text:p>5.19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80993">
                <text:p>5.80993</text:p>
              </table:table-cell>
              <table:table-cell office:value-type="float" office:value="5.10568">
                <text:p>5.105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3677">
                <text:p>5.63677</text:p>
              </table:table-cell>
              <table:table-cell office:value-type="float" office:value="5.0056">
                <text:p>5.00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7132">
                <text:p>5.47132</text:p>
              </table:table-cell>
              <table:table-cell office:value-type="float" office:value="4.89323">
                <text:p>4.893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31434">
                <text:p>5.31434</text:p>
              </table:table-cell>
              <table:table-cell office:value-type="float" office:value="4.7693">
                <text:p>4.76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16682">
                <text:p>5.16682</text:p>
              </table:table-cell>
              <table:table-cell office:value-type="float" office:value="4.63426">
                <text:p>4.63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03017">
                <text:p>5.03017</text:p>
              </table:table-cell>
              <table:table-cell office:value-type="float" office:value="4.48822">
                <text:p>4.488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89023">
                <text:p>4.89023</text:p>
              </table:table-cell>
              <table:table-cell office:value-type="float" office:value="4.34533">
                <text:p>4.34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3489">
                <text:p>4.73489</text:p>
              </table:table-cell>
              <table:table-cell office:value-type="float" office:value="4.21936">
                <text:p>4.21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6693">
                <text:p>4.56693</text:p>
              </table:table-cell>
              <table:table-cell office:value-type="float" office:value="4.11078">
                <text:p>4.110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8886">
                <text:p>4.38886</text:p>
              </table:table-cell>
              <table:table-cell office:value-type="float" office:value="4.01972">
                <text:p>4.019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20292">
                <text:p>4.20292</text:p>
              </table:table-cell>
              <table:table-cell office:value-type="float" office:value="3.94607">
                <text:p>3.946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1109">
                <text:p>4.01109</text:p>
              </table:table-cell>
              <table:table-cell office:value-type="float" office:value="3.88949">
                <text:p>3.889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1512">
                <text:p>3.81512</text:p>
              </table:table-cell>
              <table:table-cell office:value-type="float" office:value="3.84952">
                <text:p>3.849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61656">
                <text:p>3.61656</text:p>
              </table:table-cell>
              <table:table-cell office:value-type="float" office:value="3.82558">
                <text:p>3.825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41674">
                <text:p>3.41674</text:p>
              </table:table-cell>
              <table:table-cell office:value-type="float" office:value="3.81703">
                <text:p>3.817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21684">
                <text:p>3.21684</text:p>
              </table:table-cell>
              <table:table-cell office:value-type="float" office:value="3.82316">
                <text:p>3.82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1785">
                <text:p>3.01785</text:p>
              </table:table-cell>
              <table:table-cell office:value-type="float" office:value="3.84323">
                <text:p>3.843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82063">
                <text:p>2.82063</text:p>
              </table:table-cell>
              <table:table-cell office:value-type="float" office:value="3.8765">
                <text:p>3.87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2592">
                <text:p>2.62592</text:p>
              </table:table-cell>
              <table:table-cell office:value-type="float" office:value="3.9222">
                <text:p>3.92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43433">
                <text:p>2.43433</text:p>
              </table:table-cell>
              <table:table-cell office:value-type="float" office:value="3.97959">
                <text:p>3.979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24637">
                <text:p>2.24637</text:p>
              </table:table-cell>
              <table:table-cell office:value-type="float" office:value="4.04792">
                <text:p>4.047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06245">
                <text:p>2.06245</text:p>
              </table:table-cell>
              <table:table-cell office:value-type="float" office:value="4.12648">
                <text:p>4.126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88289">
                <text:p>1.88289</text:p>
              </table:table-cell>
              <table:table-cell office:value-type="float" office:value="4.21457">
                <text:p>4.214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70795">
                <text:p>1.70795</text:p>
              </table:table-cell>
              <table:table-cell office:value-type="float" office:value="4.31151">
                <text:p>4.311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53783">
                <text:p>1.53783</text:p>
              </table:table-cell>
              <table:table-cell office:value-type="float" office:value="4.41666">
                <text:p>4.416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7264">
                <text:p>1.37264</text:p>
              </table:table-cell>
              <table:table-cell office:value-type="float" office:value="4.52942">
                <text:p>4.529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1246">
                <text:p>1.21246</text:p>
              </table:table-cell>
              <table:table-cell office:value-type="float" office:value="4.64918">
                <text:p>4.649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5733">
                <text:p>1.05733</text:p>
              </table:table-cell>
              <table:table-cell office:value-type="float" office:value="4.77541">
                <text:p>4.775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07228">
                <text:p>0.907228</text:p>
              </table:table-cell>
              <table:table-cell office:value-type="float" office:value="4.90758">
                <text:p>4.907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62107">
                <text:p>0.762107</text:p>
              </table:table-cell>
              <table:table-cell office:value-type="float" office:value="5.0452">
                <text:p>5.04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2189">
                <text:p>0.62189</text:p>
              </table:table-cell>
              <table:table-cell office:value-type="float" office:value="5.18782">
                <text:p>5.187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86473">
                <text:p>0.486473</text:p>
              </table:table-cell>
              <table:table-cell office:value-type="float" office:value="5.335">
                <text:p>5.3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5725">
                <text:p>0.355725</text:p>
              </table:table-cell>
              <table:table-cell office:value-type="float" office:value="5.48634">
                <text:p>5.486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9499">
                <text:p>0.229499</text:p>
              </table:table-cell>
              <table:table-cell office:value-type="float" office:value="5.64148">
                <text:p>5.641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7629">
                <text:p>0.107629</text:p>
              </table:table-cell>
              <table:table-cell office:value-type="float" office:value="5.80006">
                <text:p>5.800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00644">
                <text:p>-0.0100644</text:p>
              </table:table-cell>
              <table:table-cell office:value-type="float" office:value="5.96176">
                <text:p>5.96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23771">
                <text:p>-0.123771</text:p>
              </table:table-cell>
              <table:table-cell office:value-type="float" office:value="6.1263">
                <text:p>6.12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233691">
                <text:p>-0.233691</text:p>
              </table:table-cell>
              <table:table-cell office:value-type="float" office:value="6.29338">
                <text:p>6.293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340031">
                <text:p>-0.340031</text:p>
              </table:table-cell>
              <table:table-cell office:value-type="float" office:value="6.46277">
                <text:p>6.462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443004">
                <text:p>-0.443004</text:p>
              </table:table-cell>
              <table:table-cell office:value-type="float" office:value="6.63422">
                <text:p>6.634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542897">
                <text:p>-0.542897</text:p>
              </table:table-cell>
              <table:table-cell office:value-type="float" office:value="6.80749">
                <text:p>6.807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640059">
                <text:p>-0.640059</text:p>
              </table:table-cell>
              <table:table-cell office:value-type="float" office:value="6.9823">
                <text:p>6.98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734791">
                <text:p>-0.734791</text:p>
              </table:table-cell>
              <table:table-cell office:value-type="float" office:value="7.15844">
                <text:p>7.158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827357">
                <text:p>-0.827357</text:p>
              </table:table-cell>
              <table:table-cell office:value-type="float" office:value="7.33573">
                <text:p>7.335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917986">
                <text:p>-0.917986</text:p>
              </table:table-cell>
              <table:table-cell office:value-type="float" office:value="7.51402">
                <text:p>7.514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00687">
                <text:p>-1.00687</text:p>
              </table:table-cell>
              <table:table-cell office:value-type="float" office:value="7.69318">
                <text:p>7.693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09419">
                <text:p>-1.09419</text:p>
              </table:table-cell>
              <table:table-cell office:value-type="float" office:value="7.87312">
                <text:p>7.873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18008">
                <text:p>-1.18008</text:p>
              </table:table-cell>
              <table:table-cell office:value-type="float" office:value="8.05373">
                <text:p>8.053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26466">
                <text:p>-1.26466</text:p>
              </table:table-cell>
              <table:table-cell office:value-type="float" office:value="8.23497">
                <text:p>8.234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34804">
                <text:p>-1.34804</text:p>
              </table:table-cell>
              <table:table-cell office:value-type="float" office:value="8.41676">
                <text:p>8.416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43029">
                <text:p>-1.43029</text:p>
              </table:table-cell>
              <table:table-cell office:value-type="float" office:value="8.59906">
                <text:p>8.599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1148">
                <text:p>-1.51148</text:p>
              </table:table-cell>
              <table:table-cell office:value-type="float" office:value="8.78184">
                <text:p>8.781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59166">
                <text:p>-1.59166</text:p>
              </table:table-cell>
              <table:table-cell office:value-type="float" office:value="8.96507">
                <text:p>8.965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67083">
                <text:p>-1.67083</text:p>
              </table:table-cell>
              <table:table-cell office:value-type="float" office:value="9.14873">
                <text:p>9.14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